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Heading_20_2">
      <style:paragraph-properties fo:break-before="pag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rsid="001a191a" officeooo:paragraph-rsid="001a191a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>
      <style:paragraph-properties fo:margin-top="0cm" fo:margin-bottom="0cm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4">
      <style:paragraph-properties fo:margin-top="0cm" fo:margin-bottom="0cm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6">
      <style:paragraph-properties fo:margin-top="0cm" fo:margin-bottom="0cm" style:contextual-spacing="false"/>
    </style:style>
    <style:style style:name="P34" style:family="paragraph" style:parent-style-name="Text_20_body" style:list-style-name="L16"/>
    <style:style style:name="P35" style:family="paragraph" style:parent-style-name="Heading_20_3">
      <style:paragraph-properties fo:break-before="page"/>
    </style:style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P43" style:family="paragraph" style:parent-style-name="Text_20_body" style:list-style-name="L20"/>
    <style:style style:name="P44" style:family="paragraph" style:parent-style-name="Text_20_body" style:list-style-name="L21">
      <style:paragraph-properties fo:margin-top="0cm" fo:margin-bottom="0cm" style:contextual-spacing="false"/>
    </style:style>
    <style:style style:name="P45" style:family="paragraph" style:parent-style-name="Text_20_body" style:list-style-name="L21"/>
    <style:style style:name="P46" style:family="paragraph" style:parent-style-name="Text_20_body" style:list-style-name="L22">
      <style:paragraph-properties fo:margin-top="0cm" fo:margin-bottom="0cm" style:contextual-spacing="false"/>
    </style:style>
    <style:style style:name="P47" style:family="paragraph" style:parent-style-name="Text_20_body" style:list-style-name="L22"/>
    <style:style style:name="P48" style:family="paragraph" style:parent-style-name="Text_20_body" style:list-style-name="L23">
      <style:paragraph-properties fo:margin-top="0cm" fo:margin-bottom="0cm" style:contextual-spacing="false"/>
    </style:style>
    <style:style style:name="P49" style:family="paragraph" style:parent-style-name="Text_20_body" style:list-style-name="L23"/>
    <style:style style:name="P50" style:family="paragraph" style:parent-style-name="Text_20_body" style:list-style-name="L24">
      <style:paragraph-properties fo:margin-top="0cm" fo:margin-bottom="0cm" style:contextual-spacing="false"/>
    </style:style>
    <style:style style:name="P51" style:family="paragraph" style:parent-style-name="Text_20_body" style:list-style-name="L24"/>
    <style:style style:name="P52" style:family="paragraph" style:parent-style-name="Text_20_body" style:list-style-name="L25">
      <style:paragraph-properties fo:margin-top="0cm" fo:margin-bottom="0cm" style:contextual-spacing="false"/>
    </style:style>
    <style:style style:name="P53" style:family="paragraph" style:parent-style-name="Text_20_body" style:list-style-name="L25"/>
    <style:style style:name="P54" style:family="paragraph" style:parent-style-name="Text_20_body" style:list-style-name="L26">
      <style:paragraph-properties fo:margin-top="0cm" fo:margin-bottom="0cm" style:contextual-spacing="false"/>
    </style:style>
    <style:style style:name="P55" style:family="paragraph" style:parent-style-name="Text_20_body" style:list-style-name="L26"/>
    <style:style style:name="P56" style:family="paragraph" style:parent-style-name="Text_20_body" style:list-style-name="L27">
      <style:paragraph-properties fo:margin-top="0cm" fo:margin-bottom="0cm" style:contextual-spacing="false"/>
    </style:style>
    <style:style style:name="P57" style:family="paragraph" style:parent-style-name="Text_20_body" style:list-style-name="L27"/>
    <style:style style:name="P58" style:family="paragraph" style:parent-style-name="Text_20_body" style:list-style-name="L28">
      <style:paragraph-properties fo:margin-top="0cm" fo:margin-bottom="0cm" style:contextual-spacing="false"/>
    </style:style>
    <style:style style:name="P59" style:family="paragraph" style:parent-style-name="Text_20_body" style:list-style-name="L28"/>
    <style:style style:name="P60" style:family="paragraph" style:parent-style-name="Text_20_body" style:list-style-name="L29">
      <style:paragraph-properties fo:margin-top="0cm" fo:margin-bottom="0cm" style:contextual-spacing="false"/>
    </style:style>
    <style:style style:name="P61" style:family="paragraph" style:parent-style-name="Text_20_body" style:list-style-name="L29"/>
    <style:style style:name="P62" style:family="paragraph" style:parent-style-name="Text_20_body" style:list-style-name="L30">
      <style:paragraph-properties fo:margin-top="0cm" fo:margin-bottom="0cm" style:contextual-spacing="false"/>
    </style:style>
    <style:style style:name="P63" style:family="paragraph" style:parent-style-name="Text_20_body" style:list-style-name="L30"/>
    <style:style style:name="P64" style:family="paragraph" style:parent-style-name="Text_20_body" style:list-style-name="L31">
      <style:paragraph-properties fo:margin-top="0cm" fo:margin-bottom="0cm" style:contextual-spacing="false"/>
    </style:style>
    <style:style style:name="P65" style:family="paragraph" style:parent-style-name="Text_20_body" style:list-style-name="L31"/>
    <style:style style:name="P66" style:family="paragraph" style:parent-style-name="Text_20_body" style:list-style-name="L32">
      <style:paragraph-properties fo:margin-top="0cm" fo:margin-bottom="0cm" style:contextual-spacing="false"/>
    </style:style>
    <style:style style:name="P67" style:family="paragraph" style:parent-style-name="Text_20_body" style:list-style-name="L32"/>
    <style:style style:name="P68" style:family="paragraph" style:parent-style-name="Text_20_body" style:list-style-name="L33">
      <style:paragraph-properties fo:margin-top="0cm" fo:margin-bottom="0cm" style:contextual-spacing="false"/>
    </style:style>
    <style:style style:name="P69" style:family="paragraph" style:parent-style-name="Text_20_body" style:list-style-name="L33"/>
    <style:style style:name="P70" style:family="paragraph" style:parent-style-name="Text_20_body" style:list-style-name="L34">
      <style:paragraph-properties fo:margin-top="0cm" fo:margin-bottom="0cm" style:contextual-spacing="false"/>
    </style:style>
    <style:style style:name="P71" style:family="paragraph" style:parent-style-name="Text_20_body" style:list-style-name="L34"/>
    <style:style style:name="P72" style:family="paragraph" style:parent-style-name="Text_20_body" style:list-style-name="L35">
      <style:paragraph-properties fo:margin-top="0cm" fo:margin-bottom="0cm" style:contextual-spacing="false"/>
    </style:style>
    <style:style style:name="P73" style:family="paragraph" style:parent-style-name="Text_20_body" style:list-style-name="L35"/>
    <style:style style:name="P74" style:family="paragraph" style:parent-style-name="Text_20_body" style:list-style-name="L36">
      <style:paragraph-properties fo:margin-top="0cm" fo:margin-bottom="0cm" style:contextual-spacing="false"/>
    </style:style>
    <style:style style:name="P75" style:family="paragraph" style:parent-style-name="Text_20_body" style:list-style-name="L36"/>
    <style:style style:name="P76" style:family="paragraph" style:parent-style-name="Text_20_body" style:list-style-name="L37">
      <style:paragraph-properties fo:margin-top="0cm" fo:margin-bottom="0cm" style:contextual-spacing="false"/>
    </style:style>
    <style:style style:name="P77" style:family="paragraph" style:parent-style-name="Text_20_body" style:list-style-name="L37"/>
    <style:style style:name="P78" style:family="paragraph" style:parent-style-name="Text_20_body" style:list-style-name="L38">
      <style:paragraph-properties fo:margin-top="0cm" fo:margin-bottom="0cm" style:contextual-spacing="false"/>
    </style:style>
    <style:style style:name="P79" style:family="paragraph" style:parent-style-name="Text_20_body" style:list-style-name="L38"/>
    <style:style style:name="P80" style:family="paragraph" style:parent-style-name="Text_20_body" style:list-style-name="L39">
      <style:paragraph-properties fo:margin-top="0cm" fo:margin-bottom="0cm" style:contextual-spacing="false"/>
    </style:style>
    <style:style style:name="P81" style:family="paragraph" style:parent-style-name="Text_20_body" style:list-style-name="L39"/>
    <style:style style:name="P82" style:family="paragraph" style:parent-style-name="Text_20_body" style:list-style-name="L40">
      <style:paragraph-properties fo:margin-top="0cm" fo:margin-bottom="0cm" style:contextual-spacing="false"/>
    </style:style>
    <style:style style:name="P83" style:family="paragraph" style:parent-style-name="Text_20_body" style:list-style-name="L40"/>
    <style:style style:name="P84" style:family="paragraph" style:parent-style-name="Text_20_body" style:list-style-name="L41">
      <style:paragraph-properties fo:margin-top="0cm" fo:margin-bottom="0cm" style:contextual-spacing="false"/>
    </style:style>
    <style:style style:name="P85" style:family="paragraph" style:parent-style-name="Text_20_body" style:list-style-name="L41"/>
    <style:style style:name="P86" style:family="paragraph" style:parent-style-name="Text_20_body" style:list-style-name="L42">
      <style:paragraph-properties fo:margin-top="0cm" fo:margin-bottom="0cm" style:contextual-spacing="false"/>
    </style:style>
    <style:style style:name="P87" style:family="paragraph" style:parent-style-name="Text_20_body" style:list-style-name="L42"/>
    <style:style style:name="P88" style:family="paragraph" style:parent-style-name="Text_20_body" style:list-style-name="L43">
      <style:paragraph-properties fo:margin-top="0cm" fo:margin-bottom="0cm" style:contextual-spacing="false"/>
    </style:style>
    <style:style style:name="P89" style:family="paragraph" style:parent-style-name="Text_20_body" style:list-style-name="L43"/>
    <style:style style:name="P90" style:family="paragraph" style:parent-style-name="Text_20_body" style:list-style-name="L44">
      <style:paragraph-properties fo:margin-top="0cm" fo:margin-bottom="0cm" style:contextual-spacing="false"/>
    </style:style>
    <style:style style:name="P91" style:family="paragraph" style:parent-style-name="Text_20_body" style:list-style-name="L44"/>
    <style:style style:name="P92" style:family="paragraph" style:parent-style-name="Text_20_body" style:list-style-name="L45">
      <style:paragraph-properties fo:margin-top="0cm" fo:margin-bottom="0cm" style:contextual-spacing="false"/>
    </style:style>
    <style:style style:name="P93" style:family="paragraph" style:parent-style-name="Text_20_body" style:list-style-name="L45"/>
    <style:style style:name="P94" style:family="paragraph" style:parent-style-name="Text_20_body" style:list-style-name="L46">
      <style:paragraph-properties fo:margin-top="0cm" fo:margin-bottom="0cm" style:contextual-spacing="false"/>
    </style:style>
    <style:style style:name="P95" style:family="paragraph" style:parent-style-name="Text_20_body" style:list-style-name="L46"/>
    <style:style style:name="P96" style:family="paragraph" style:parent-style-name="Text_20_body" style:list-style-name="L47">
      <style:paragraph-properties fo:margin-top="0cm" fo:margin-bottom="0cm" style:contextual-spacing="false"/>
    </style:style>
    <style:style style:name="P97" style:family="paragraph" style:parent-style-name="Text_20_body" style:list-style-name="L47"/>
    <style:style style:name="P98" style:family="paragraph" style:parent-style-name="Text_20_body" style:list-style-name="L48">
      <style:paragraph-properties fo:margin-top="0cm" fo:margin-bottom="0cm" style:contextual-spacing="false"/>
    </style:style>
    <style:style style:name="P99" style:family="paragraph" style:parent-style-name="Text_20_body" style:list-style-name="L48"/>
    <style:style style:name="P100" style:family="paragraph" style:parent-style-name="Text_20_body" style:list-style-name="L49">
      <style:paragraph-properties fo:margin-top="0cm" fo:margin-bottom="0cm" style:contextual-spacing="false"/>
    </style:style>
    <style:style style:name="P101" style:family="paragraph" style:parent-style-name="Text_20_body" style:list-style-name="L49"/>
    <style:style style:name="P102" style:family="paragraph" style:parent-style-name="Text_20_body" style:list-style-name="L50">
      <style:paragraph-properties fo:margin-top="0cm" fo:margin-bottom="0cm" style:contextual-spacing="false"/>
    </style:style>
    <style:style style:name="P103" style:family="paragraph" style:parent-style-name="Text_20_body" style:list-style-name="L50"/>
    <style:style style:name="P104" style:family="paragraph" style:parent-style-name="Text_20_body" style:list-style-name="L51">
      <style:paragraph-properties fo:margin-top="0cm" fo:margin-bottom="0cm" style:contextual-spacing="false"/>
    </style:style>
    <style:style style:name="P105" style:family="paragraph" style:parent-style-name="Text_20_body" style:list-style-name="L51"/>
    <style:style style:name="P106" style:family="paragraph" style:parent-style-name="Text_20_body" style:list-style-name="L52">
      <style:paragraph-properties fo:margin-top="0cm" fo:margin-bottom="0cm" style:contextual-spacing="false"/>
    </style:style>
    <style:style style:name="P107" style:family="paragraph" style:parent-style-name="Text_20_body" style:list-style-name="L52"/>
    <style:style style:name="P108" style:family="paragraph" style:parent-style-name="Text_20_body" style:list-style-name="L53">
      <style:paragraph-properties fo:margin-top="0cm" fo:margin-bottom="0cm" style:contextual-spacing="false"/>
    </style:style>
    <style:style style:name="P109" style:family="paragraph" style:parent-style-name="Text_20_body" style:list-style-name="L53"/>
    <style:style style:name="P110" style:family="paragraph" style:parent-style-name="Text_20_body" style:list-style-name="L54">
      <style:paragraph-properties fo:margin-top="0cm" fo:margin-bottom="0cm" style:contextual-spacing="false"/>
    </style:style>
    <style:style style:name="P111" style:family="paragraph" style:parent-style-name="Text_20_body" style:list-style-name="L54"/>
    <style:style style:name="P112" style:family="paragraph" style:parent-style-name="Text_20_body" style:list-style-name="L55">
      <style:paragraph-properties fo:margin-top="0cm" fo:margin-bottom="0cm" style:contextual-spacing="false"/>
    </style:style>
    <style:style style:name="P113" style:family="paragraph" style:parent-style-name="Text_20_body" style:list-style-name="L55"/>
    <style:style style:name="P114" style:family="paragraph" style:parent-style-name="Text_20_body" style:list-style-name="L56">
      <style:paragraph-properties fo:margin-top="0cm" fo:margin-bottom="0cm" style:contextual-spacing="false"/>
    </style:style>
    <style:style style:name="P115" style:family="paragraph" style:parent-style-name="Text_20_body" style:list-style-name="L56"/>
    <style:style style:name="P116" style:family="paragraph" style:parent-style-name="Text_20_body" style:list-style-name="L57">
      <style:paragraph-properties fo:margin-top="0cm" fo:margin-bottom="0cm" style:contextual-spacing="false"/>
    </style:style>
    <style:style style:name="P117" style:family="paragraph" style:parent-style-name="Text_20_body" style:list-style-name="L57"/>
    <style:style style:name="P118" style:family="paragraph" style:parent-style-name="Text_20_body" style:list-style-name="L58">
      <style:paragraph-properties fo:margin-top="0cm" fo:margin-bottom="0cm" style:contextual-spacing="false"/>
    </style:style>
    <style:style style:name="P119" style:family="paragraph" style:parent-style-name="Text_20_body" style:list-style-name="L58"/>
    <style:style style:name="P120" style:family="paragraph" style:parent-style-name="Text_20_body" style:list-style-name="L59">
      <style:paragraph-properties fo:margin-top="0cm" fo:margin-bottom="0cm" style:contextual-spacing="false"/>
    </style:style>
    <style:style style:name="P121" style:family="paragraph" style:parent-style-name="Text_20_body" style:list-style-name="L59"/>
    <style:style style:name="P122" style:family="paragraph" style:parent-style-name="Text_20_body" style:list-style-name="L60">
      <style:paragraph-properties fo:margin-top="0cm" fo:margin-bottom="0cm" style:contextual-spacing="false"/>
    </style:style>
    <style:style style:name="P123" style:family="paragraph" style:parent-style-name="Text_20_body" style:list-style-name="L60"/>
    <style:style style:name="P124" style:family="paragraph" style:parent-style-name="Text_20_body" style:list-style-name="L61">
      <style:paragraph-properties fo:margin-top="0cm" fo:margin-bottom="0cm" style:contextual-spacing="false"/>
    </style:style>
    <style:style style:name="P125" style:family="paragraph" style:parent-style-name="Text_20_body" style:list-style-name="L61"/>
    <style:style style:name="P126" style:family="paragraph" style:parent-style-name="Text_20_body" style:list-style-name="L62">
      <style:paragraph-properties fo:margin-top="0cm" fo:margin-bottom="0cm" style:contextual-spacing="false"/>
    </style:style>
    <style:style style:name="P127" style:family="paragraph" style:parent-style-name="Text_20_body" style:list-style-name="L62"/>
    <style:style style:name="P128" style:family="paragraph" style:parent-style-name="Text_20_body" style:list-style-name="L63">
      <style:paragraph-properties fo:margin-top="0cm" fo:margin-bottom="0cm" style:contextual-spacing="false"/>
    </style:style>
    <style:style style:name="P129" style:family="paragraph" style:parent-style-name="Text_20_body" style:list-style-name="L63"/>
    <style:style style:name="P130" style:family="paragraph" style:parent-style-name="Text_20_body" style:list-style-name="L64">
      <style:paragraph-properties fo:margin-top="0cm" fo:margin-bottom="0cm" style:contextual-spacing="false"/>
    </style:style>
    <style:style style:name="P131" style:family="paragraph" style:parent-style-name="Text_20_body" style:list-style-name="L64"/>
    <style:style style:name="P132" style:family="paragraph" style:parent-style-name="Text_20_body" style:list-style-name="L65">
      <style:paragraph-properties fo:margin-top="0cm" fo:margin-bottom="0cm" style:contextual-spacing="false"/>
    </style:style>
    <style:style style:name="P133" style:family="paragraph" style:parent-style-name="Text_20_body" style:list-style-name="L65"/>
    <style:style style:name="P134" style:family="paragraph" style:parent-style-name="Text_20_body" style:list-style-name="L66">
      <style:paragraph-properties fo:margin-top="0cm" fo:margin-bottom="0cm" style:contextual-spacing="false"/>
    </style:style>
    <style:style style:name="P135" style:family="paragraph" style:parent-style-name="Text_20_body" style:list-style-name="L66"/>
    <style:style style:name="P136" style:family="paragraph" style:parent-style-name="Text_20_body" style:list-style-name="L67">
      <style:paragraph-properties fo:margin-top="0cm" fo:margin-bottom="0cm" style:contextual-spacing="false"/>
    </style:style>
    <style:style style:name="P137" style:family="paragraph" style:parent-style-name="Text_20_body" style:list-style-name="L67"/>
    <style:style style:name="P138" style:family="paragraph" style:parent-style-name="Text_20_body" style:list-style-name="L68">
      <style:paragraph-properties fo:margin-top="0cm" fo:margin-bottom="0cm" style:contextual-spacing="false"/>
    </style:style>
    <style:style style:name="P139" style:family="paragraph" style:parent-style-name="Text_20_body" style:list-style-name="L68"/>
    <style:style style:name="P140" style:family="paragraph" style:parent-style-name="Text_20_body" style:list-style-name="L69">
      <style:paragraph-properties fo:margin-top="0cm" fo:margin-bottom="0cm" style:contextual-spacing="false"/>
    </style:style>
    <style:style style:name="P141" style:family="paragraph" style:parent-style-name="Text_20_body" style:list-style-name="L69"/>
    <style:style style:name="P142" style:family="paragraph" style:parent-style-name="Text_20_body" style:list-style-name="L70">
      <style:paragraph-properties fo:margin-top="0cm" fo:margin-bottom="0cm" style:contextual-spacing="false"/>
    </style:style>
    <style:style style:name="P143" style:family="paragraph" style:parent-style-name="Text_20_body" style:list-style-name="L70"/>
    <style:style style:name="P144" style:family="paragraph" style:parent-style-name="Text_20_body" style:list-style-name="L71">
      <style:paragraph-properties fo:margin-top="0cm" fo:margin-bottom="0cm" style:contextual-spacing="false"/>
    </style:style>
    <style:style style:name="P145" style:family="paragraph" style:parent-style-name="Text_20_body" style:list-style-name="L71"/>
    <style:style style:name="P146" style:family="paragraph" style:parent-style-name="Text_20_body" style:list-style-name="L72">
      <style:paragraph-properties fo:margin-top="0cm" fo:margin-bottom="0cm" style:contextual-spacing="false"/>
    </style:style>
    <style:style style:name="P147" style:family="paragraph" style:parent-style-name="Text_20_body" style:list-style-name="L72"/>
    <style:style style:name="P148" style:family="paragraph" style:parent-style-name="Text_20_body" style:list-style-name="L73">
      <style:paragraph-properties fo:margin-top="0cm" fo:margin-bottom="0cm" style:contextual-spacing="false"/>
    </style:style>
    <style:style style:name="P149" style:family="paragraph" style:parent-style-name="Text_20_body" style:list-style-name="L73"/>
    <style:style style:name="P150" style:family="paragraph" style:parent-style-name="Text_20_body" style:list-style-name="L74">
      <style:paragraph-properties fo:margin-top="0cm" fo:margin-bottom="0cm" style:contextual-spacing="false"/>
    </style:style>
    <style:style style:name="P151" style:family="paragraph" style:parent-style-name="Text_20_body" style:list-style-name="L74"/>
    <style:style style:name="P152" style:family="paragraph" style:parent-style-name="Text_20_body" style:list-style-name="L75">
      <style:paragraph-properties fo:margin-top="0cm" fo:margin-bottom="0cm" style:contextual-spacing="false"/>
    </style:style>
    <style:style style:name="P153" style:family="paragraph" style:parent-style-name="Text_20_body" style:list-style-name="L75"/>
    <style:style style:name="P154" style:family="paragraph" style:parent-style-name="Text_20_body" style:list-style-name="L76">
      <style:paragraph-properties fo:margin-top="0cm" fo:margin-bottom="0cm" style:contextual-spacing="false"/>
    </style:style>
    <style:style style:name="P155" style:family="paragraph" style:parent-style-name="Text_20_body" style:list-style-name="L76"/>
    <style:style style:name="P156" style:family="paragraph" style:parent-style-name="Text_20_body" style:list-style-name="L77">
      <style:paragraph-properties fo:margin-top="0cm" fo:margin-bottom="0cm" style:contextual-spacing="false"/>
    </style:style>
    <style:style style:name="P157" style:family="paragraph" style:parent-style-name="Text_20_body" style:list-style-name="L77"/>
    <style:style style:name="P158" style:family="paragraph" style:parent-style-name="Text_20_body" style:list-style-name="L78">
      <style:paragraph-properties fo:margin-top="0cm" fo:margin-bottom="0cm" style:contextual-spacing="false"/>
    </style:style>
    <style:style style:name="P159" style:family="paragraph" style:parent-style-name="Text_20_body" style:list-style-name="L78"/>
    <style:style style:name="P160" style:family="paragraph" style:parent-style-name="Text_20_body" style:list-style-name="L79">
      <style:paragraph-properties fo:margin-top="0cm" fo:margin-bottom="0cm" style:contextual-spacing="false"/>
    </style:style>
    <style:style style:name="P161" style:family="paragraph" style:parent-style-name="Text_20_body" style:list-style-name="L79"/>
    <style:style style:name="P162" style:family="paragraph" style:parent-style-name="Text_20_body" style:list-style-name="L80">
      <style:paragraph-properties fo:margin-top="0cm" fo:margin-bottom="0cm" style:contextual-spacing="false"/>
    </style:style>
    <style:style style:name="P163" style:family="paragraph" style:parent-style-name="Text_20_body" style:list-style-name="L80"/>
    <style:style style:name="P164" style:family="paragraph" style:parent-style-name="Text_20_body" style:list-style-name="L81">
      <style:paragraph-properties fo:margin-top="0cm" fo:margin-bottom="0cm" style:contextual-spacing="false"/>
    </style:style>
    <style:style style:name="P165" style:family="paragraph" style:parent-style-name="Text_20_body" style:list-style-name="L81"/>
    <style:style style:name="P166" style:family="paragraph" style:parent-style-name="Text_20_body" style:list-style-name="L82">
      <style:paragraph-properties fo:margin-top="0cm" fo:margin-bottom="0cm" style:contextual-spacing="false"/>
    </style:style>
    <style:style style:name="P167" style:family="paragraph" style:parent-style-name="Text_20_body" style:list-style-name="L82"/>
    <style:style style:name="P168" style:family="paragraph" style:parent-style-name="Text_20_body" style:list-style-name="L83">
      <style:paragraph-properties fo:margin-top="0cm" fo:margin-bottom="0cm" style:contextual-spacing="false"/>
    </style:style>
    <style:style style:name="P169" style:family="paragraph" style:parent-style-name="Text_20_body" style:list-style-name="L83"/>
    <style:style style:name="P170" style:family="paragraph" style:parent-style-name="Text_20_body" style:list-style-name="L84">
      <style:paragraph-properties fo:margin-top="0cm" fo:margin-bottom="0cm" style:contextual-spacing="false"/>
    </style:style>
    <style:style style:name="P171" style:family="paragraph" style:parent-style-name="Text_20_body" style:list-style-name="L84"/>
    <style:style style:name="P172" style:family="paragraph" style:parent-style-name="Text_20_body" style:list-style-name="L85">
      <style:paragraph-properties fo:margin-top="0cm" fo:margin-bottom="0cm" style:contextual-spacing="false"/>
    </style:style>
    <style:style style:name="P173" style:family="paragraph" style:parent-style-name="Text_20_body" style:list-style-name="L85"/>
    <style:style style:name="P174" style:family="paragraph" style:parent-style-name="Text_20_body" style:list-style-name="L86">
      <style:paragraph-properties fo:margin-top="0cm" fo:margin-bottom="0cm" style:contextual-spacing="false"/>
    </style:style>
    <style:style style:name="P175" style:family="paragraph" style:parent-style-name="Text_20_body" style:list-style-name="L86"/>
    <style:style style:name="P176" style:family="paragraph" style:parent-style-name="Text_20_body" style:list-style-name="L87">
      <style:paragraph-properties fo:margin-top="0cm" fo:margin-bottom="0cm" style:contextual-spacing="false"/>
    </style:style>
    <style:style style:name="P177" style:family="paragraph" style:parent-style-name="Text_20_body" style:list-style-name="L87"/>
    <style:style style:name="P178" style:family="paragraph" style:parent-style-name="Text_20_body" style:list-style-name="L88">
      <style:paragraph-properties fo:margin-top="0cm" fo:margin-bottom="0cm" style:contextual-spacing="false"/>
    </style:style>
    <style:style style:name="P179" style:family="paragraph" style:parent-style-name="Text_20_body" style:list-style-name="L88"/>
    <style:style style:name="P180" style:family="paragraph" style:parent-style-name="Text_20_body" style:list-style-name="L89"/>
    <style:style style:name="P181" style:family="paragraph" style:parent-style-name="Text_20_body" style:list-style-name="L90">
      <style:paragraph-properties fo:margin-top="0cm" fo:margin-bottom="0cm" style:contextual-spacing="false"/>
    </style:style>
    <style:style style:name="P182" style:family="paragraph" style:parent-style-name="Text_20_body" style:list-style-name="L90"/>
    <style:style style:name="P183" style:family="paragraph" style:parent-style-name="Text_20_body" style:list-style-name="L91">
      <style:paragraph-properties fo:margin-top="0cm" fo:margin-bottom="0cm" style:contextual-spacing="false"/>
    </style:style>
    <style:style style:name="P184" style:family="paragraph" style:parent-style-name="Text_20_body" style:list-style-name="L91"/>
    <style:style style:name="P185" style:family="paragraph" style:parent-style-name="Text_20_body" style:list-style-name="L92">
      <style:paragraph-properties fo:margin-top="0cm" fo:margin-bottom="0cm" style:contextual-spacing="false"/>
    </style:style>
    <style:style style:name="P186" style:family="paragraph" style:parent-style-name="Text_20_body" style:list-style-name="L92"/>
    <style:style style:name="P187" style:family="paragraph" style:parent-style-name="Text_20_body" style:list-style-name="L93">
      <style:paragraph-properties fo:margin-top="0cm" fo:margin-bottom="0cm" style:contextual-spacing="false"/>
    </style:style>
    <style:style style:name="P188" style:family="paragraph" style:parent-style-name="Text_20_body" style:list-style-name="L93"/>
    <style:style style:name="P189" style:family="paragraph" style:parent-style-name="Text_20_body" style:list-style-name="L94">
      <style:paragraph-properties fo:margin-top="0cm" fo:margin-bottom="0cm" style:contextual-spacing="false"/>
    </style:style>
    <style:style style:name="P190" style:family="paragraph" style:parent-style-name="Text_20_body" style:list-style-name="L94"/>
    <style:style style:name="P191" style:family="paragraph" style:parent-style-name="Text_20_body" style:list-style-name="L95">
      <style:paragraph-properties fo:margin-top="0cm" fo:margin-bottom="0cm" style:contextual-spacing="false"/>
    </style:style>
    <style:style style:name="P192" style:family="paragraph" style:parent-style-name="Text_20_body" style:list-style-name="L95"/>
    <style:style style:name="P193" style:family="paragraph" style:parent-style-name="Text_20_body" style:list-style-name="L96">
      <style:paragraph-properties fo:margin-top="0cm" fo:margin-bottom="0cm" style:contextual-spacing="false"/>
    </style:style>
    <style:style style:name="P194" style:family="paragraph" style:parent-style-name="Text_20_body" style:list-style-name="L96"/>
    <style:style style:name="P195" style:family="paragraph" style:parent-style-name="Text_20_body" style:list-style-name="L97">
      <style:paragraph-properties fo:margin-top="0cm" fo:margin-bottom="0cm" style:contextual-spacing="false"/>
    </style:style>
    <style:style style:name="P196" style:family="paragraph" style:parent-style-name="Text_20_body" style:list-style-name="L97"/>
    <style:style style:name="P197" style:family="paragraph" style:parent-style-name="Text_20_body" style:list-style-name="L98">
      <style:paragraph-properties fo:margin-top="0cm" fo:margin-bottom="0cm" style:contextual-spacing="false"/>
    </style:style>
    <style:style style:name="P198" style:family="paragraph" style:parent-style-name="Text_20_body" style:list-style-name="L98"/>
    <style:style style:name="P199" style:family="paragraph" style:parent-style-name="Text_20_body" style:list-style-name="L99">
      <style:paragraph-properties fo:margin-top="0cm" fo:margin-bottom="0cm" style:contextual-spacing="false"/>
    </style:style>
    <style:style style:name="P200" style:family="paragraph" style:parent-style-name="Text_20_body" style:list-style-name="L99"/>
    <style:style style:name="P201" style:family="paragraph" style:parent-style-name="Text_20_body" style:list-style-name="L100">
      <style:paragraph-properties fo:margin-top="0cm" fo:margin-bottom="0cm" style:contextual-spacing="false"/>
    </style:style>
    <style:style style:name="P202" style:family="paragraph" style:parent-style-name="Text_20_body" style:list-style-name="L100"/>
    <style:style style:name="P203" style:family="paragraph" style:parent-style-name="Text_20_body" style:list-style-name="L101">
      <style:paragraph-properties fo:margin-top="0cm" fo:margin-bottom="0cm" style:contextual-spacing="false"/>
    </style:style>
    <style:style style:name="P204" style:family="paragraph" style:parent-style-name="Text_20_body" style:list-style-name="L101"/>
    <style:style style:name="P205" style:family="paragraph" style:parent-style-name="Text_20_body" style:list-style-name="L102">
      <style:paragraph-properties fo:margin-top="0cm" fo:margin-bottom="0cm" style:contextual-spacing="false"/>
    </style:style>
    <style:style style:name="P206" style:family="paragraph" style:parent-style-name="Text_20_body" style:list-style-name="L102"/>
    <style:style style:name="P207" style:family="paragraph" style:parent-style-name="Text_20_body" style:list-style-name="L103">
      <style:paragraph-properties fo:margin-top="0cm" fo:margin-bottom="0cm" style:contextual-spacing="false"/>
    </style:style>
    <style:style style:name="P208" style:family="paragraph" style:parent-style-name="Text_20_body" style:list-style-name="L103"/>
    <style:style style:name="P209" style:family="paragraph" style:parent-style-name="Text_20_body" style:list-style-name="L104">
      <style:paragraph-properties fo:margin-top="0cm" fo:margin-bottom="0cm" style:contextual-spacing="false"/>
    </style:style>
    <style:style style:name="P210" style:family="paragraph" style:parent-style-name="Text_20_body" style:list-style-name="L104"/>
    <style:style style:name="P211" style:family="paragraph" style:parent-style-name="Text_20_body" style:list-style-name="L105">
      <style:paragraph-properties fo:margin-top="0cm" fo:margin-bottom="0cm" style:contextual-spacing="false"/>
    </style:style>
    <style:style style:name="P212" style:family="paragraph" style:parent-style-name="Text_20_body" style:list-style-name="L105"/>
    <style:style style:name="P213" style:family="paragraph" style:parent-style-name="Text_20_body" style:list-style-name="L106">
      <style:paragraph-properties fo:margin-top="0cm" fo:margin-bottom="0cm" style:contextual-spacing="false"/>
    </style:style>
    <style:style style:name="P214" style:family="paragraph" style:parent-style-name="Text_20_body" style:list-style-name="L106"/>
    <style:style style:name="P215" style:family="paragraph" style:parent-style-name="Text_20_body" style:list-style-name="L107">
      <style:paragraph-properties fo:margin-top="0cm" fo:margin-bottom="0cm" style:contextual-spacing="false"/>
    </style:style>
    <style:style style:name="P216" style:family="paragraph" style:parent-style-name="Text_20_body" style:list-style-name="L107"/>
    <style:style style:name="P217" style:family="paragraph" style:parent-style-name="Text_20_body" style:list-style-name="L108">
      <style:paragraph-properties fo:margin-top="0cm" fo:margin-bottom="0cm" style:contextual-spacing="false"/>
    </style:style>
    <style:style style:name="P218" style:family="paragraph" style:parent-style-name="Text_20_body" style:list-style-name="L108"/>
    <style:style style:name="P219" style:family="paragraph" style:parent-style-name="Text_20_body" style:list-style-name="L109">
      <style:paragraph-properties fo:margin-top="0cm" fo:margin-bottom="0cm" style:contextual-spacing="false"/>
    </style:style>
    <style:style style:name="P220" style:family="paragraph" style:parent-style-name="Text_20_body" style:list-style-name="L109"/>
    <style:style style:name="P221" style:family="paragraph" style:parent-style-name="Text_20_body" style:list-style-name="L110">
      <style:paragraph-properties fo:margin-top="0cm" fo:margin-bottom="0cm" style:contextual-spacing="false"/>
    </style:style>
    <style:style style:name="P222" style:family="paragraph" style:parent-style-name="Text_20_body" style:list-style-name="L110"/>
    <style:style style:name="P223" style:family="paragraph" style:parent-style-name="Text_20_body" style:list-style-name="L111">
      <style:paragraph-properties fo:margin-top="0cm" fo:margin-bottom="0cm" style:contextual-spacing="false"/>
    </style:style>
    <style:style style:name="P224" style:family="paragraph" style:parent-style-name="Text_20_body" style:list-style-name="L111"/>
    <style:style style:name="P225" style:family="paragraph" style:parent-style-name="Text_20_body" style:list-style-name="L112">
      <style:paragraph-properties fo:margin-top="0cm" fo:margin-bottom="0cm" style:contextual-spacing="false"/>
    </style:style>
    <style:style style:name="P226" style:family="paragraph" style:parent-style-name="Text_20_body" style:list-style-name="L112"/>
    <style:style style:name="P227" style:family="paragraph" style:parent-style-name="Text_20_body" style:list-style-name="L113">
      <style:paragraph-properties fo:margin-top="0cm" fo:margin-bottom="0cm" style:contextual-spacing="false"/>
    </style:style>
    <style:style style:name="P228" style:family="paragraph" style:parent-style-name="Text_20_body" style:list-style-name="L113"/>
    <style:style style:name="P229" style:family="paragraph" style:parent-style-name="Text_20_body" style:list-style-name="L114">
      <style:paragraph-properties fo:margin-top="0cm" fo:margin-bottom="0cm" style:contextual-spacing="false"/>
    </style:style>
    <style:style style:name="P230" style:family="paragraph" style:parent-style-name="Text_20_body" style:list-style-name="L114"/>
    <style:style style:name="P231" style:family="paragraph" style:parent-style-name="Text_20_body" style:list-style-name="L115">
      <style:paragraph-properties fo:margin-top="0cm" fo:margin-bottom="0cm" style:contextual-spacing="false"/>
    </style:style>
    <style:style style:name="P232" style:family="paragraph" style:parent-style-name="Text_20_body" style:list-style-name="L115"/>
    <style:style style:name="P233" style:family="paragraph" style:parent-style-name="Text_20_body" style:list-style-name="L116">
      <style:paragraph-properties fo:margin-top="0cm" fo:margin-bottom="0cm" style:contextual-spacing="false"/>
    </style:style>
    <style:style style:name="P234" style:family="paragraph" style:parent-style-name="Text_20_body" style:list-style-name="L116"/>
    <style:style style:name="P235" style:family="paragraph" style:parent-style-name="Text_20_body" style:list-style-name="L117">
      <style:paragraph-properties fo:margin-top="0cm" fo:margin-bottom="0cm" style:contextual-spacing="false"/>
    </style:style>
    <style:style style:name="P236" style:family="paragraph" style:parent-style-name="Text_20_body" style:list-style-name="L117"/>
    <style:style style:name="P237" style:family="paragraph" style:parent-style-name="Text_20_body" style:list-style-name="L118">
      <style:paragraph-properties fo:margin-top="0cm" fo:margin-bottom="0cm" style:contextual-spacing="false"/>
    </style:style>
    <style:style style:name="P238" style:family="paragraph" style:parent-style-name="Text_20_body" style:list-style-name="L118"/>
    <style:style style:name="P239" style:family="paragraph" style:parent-style-name="Text_20_body" style:list-style-name="L119">
      <style:paragraph-properties fo:margin-top="0cm" fo:margin-bottom="0cm" style:contextual-spacing="false"/>
    </style:style>
    <style:style style:name="P240" style:family="paragraph" style:parent-style-name="Text_20_body" style:list-style-name="L119"/>
    <style:style style:name="P241" style:family="paragraph" style:parent-style-name="Text_20_body" style:list-style-name="L120">
      <style:paragraph-properties fo:margin-top="0cm" fo:margin-bottom="0cm" style:contextual-spacing="false"/>
    </style:style>
    <style:style style:name="P242" style:family="paragraph" style:parent-style-name="Text_20_body" style:list-style-name="L120"/>
    <style:style style:name="P243" style:family="paragraph" style:parent-style-name="Text_20_body" style:list-style-name="L121">
      <style:paragraph-properties fo:margin-top="0cm" fo:margin-bottom="0cm" style:contextual-spacing="false"/>
    </style:style>
    <style:style style:name="P244" style:family="paragraph" style:parent-style-name="Text_20_body" style:list-style-name="L121"/>
    <style:style style:name="P245" style:family="paragraph" style:parent-style-name="Text_20_body" style:list-style-name="L122">
      <style:paragraph-properties fo:margin-top="0cm" fo:margin-bottom="0cm" style:contextual-spacing="false"/>
    </style:style>
    <style:style style:name="P246" style:family="paragraph" style:parent-style-name="Text_20_body" style:list-style-name="L122"/>
    <style:style style:name="P247" style:family="paragraph" style:parent-style-name="Text_20_body" style:list-style-name="L123">
      <style:paragraph-properties fo:margin-top="0cm" fo:margin-bottom="0cm" style:contextual-spacing="false"/>
    </style:style>
    <style:style style:name="P248" style:family="paragraph" style:parent-style-name="Text_20_body" style:list-style-name="L123"/>
    <style:style style:name="P249" style:family="paragraph" style:parent-style-name="Text_20_body" style:list-style-name="L124">
      <style:paragraph-properties fo:margin-top="0cm" fo:margin-bottom="0cm" style:contextual-spacing="false"/>
    </style:style>
    <style:style style:name="P250" style:family="paragraph" style:parent-style-name="Text_20_body" style:list-style-name="L124"/>
    <style:style style:name="P251" style:family="paragraph" style:parent-style-name="Text_20_body" style:list-style-name="L125">
      <style:paragraph-properties fo:margin-top="0cm" fo:margin-bottom="0cm" style:contextual-spacing="false"/>
    </style:style>
    <style:style style:name="P252" style:family="paragraph" style:parent-style-name="Text_20_body" style:list-style-name="L125"/>
    <style:style style:name="P253" style:family="paragraph" style:parent-style-name="Text_20_body" style:list-style-name="L126">
      <style:paragraph-properties fo:margin-top="0cm" fo:margin-bottom="0cm" style:contextual-spacing="false"/>
    </style:style>
    <style:style style:name="P254" style:family="paragraph" style:parent-style-name="Text_20_body" style:list-style-name="L126"/>
    <style:style style:name="P255" style:family="paragraph" style:parent-style-name="Text_20_body" style:list-style-name="L127">
      <style:paragraph-properties fo:margin-top="0cm" fo:margin-bottom="0cm" style:contextual-spacing="false"/>
    </style:style>
    <style:style style:name="P256" style:family="paragraph" style:parent-style-name="Text_20_body" style:list-style-name="L127"/>
    <style:style style:name="P257" style:family="paragraph" style:parent-style-name="Text_20_body" style:list-style-name="L128">
      <style:paragraph-properties fo:margin-top="0cm" fo:margin-bottom="0cm" style:contextual-spacing="false"/>
    </style:style>
    <style:style style:name="P258" style:family="paragraph" style:parent-style-name="Text_20_body" style:list-style-name="L128"/>
    <style:style style:name="P259" style:family="paragraph" style:parent-style-name="Text_20_body" style:list-style-name="L129">
      <style:paragraph-properties fo:margin-top="0cm" fo:margin-bottom="0cm" style:contextual-spacing="false"/>
    </style:style>
    <style:style style:name="P260" style:family="paragraph" style:parent-style-name="Text_20_body" style:list-style-name="L129"/>
    <style:style style:name="P261" style:family="paragraph" style:parent-style-name="Text_20_body" style:list-style-name="L130">
      <style:paragraph-properties fo:margin-top="0cm" fo:margin-bottom="0cm" style:contextual-spacing="false"/>
    </style:style>
    <style:style style:name="P262" style:family="paragraph" style:parent-style-name="Text_20_body" style:list-style-name="L130"/>
    <style:style style:name="P263" style:family="paragraph" style:parent-style-name="Text_20_body" style:list-style-name="L131">
      <style:paragraph-properties fo:margin-top="0cm" fo:margin-bottom="0cm" style:contextual-spacing="false"/>
    </style:style>
    <style:style style:name="P264" style:family="paragraph" style:parent-style-name="Text_20_body" style:list-style-name="L131"/>
    <style:style style:name="P265" style:family="paragraph" style:parent-style-name="Text_20_body" style:list-style-name="L132">
      <style:paragraph-properties fo:margin-top="0cm" fo:margin-bottom="0cm" style:contextual-spacing="false"/>
    </style:style>
    <style:style style:name="P266" style:family="paragraph" style:parent-style-name="Text_20_body" style:list-style-name="L132"/>
    <style:style style:name="P267" style:family="paragraph" style:parent-style-name="Text_20_body" style:list-style-name="L133">
      <style:paragraph-properties fo:margin-top="0cm" fo:margin-bottom="0cm" style:contextual-spacing="false"/>
    </style:style>
    <style:style style:name="P268" style:family="paragraph" style:parent-style-name="Text_20_body" style:list-style-name="L133"/>
    <style:style style:name="P269" style:family="paragraph" style:parent-style-name="Text_20_body" style:list-style-name="L134">
      <style:paragraph-properties fo:margin-top="0cm" fo:margin-bottom="0cm" style:contextual-spacing="false"/>
    </style:style>
    <style:style style:name="P270" style:family="paragraph" style:parent-style-name="Text_20_body" style:list-style-name="L134"/>
    <style:style style:name="P271" style:family="paragraph" style:parent-style-name="Text_20_body" style:list-style-name="L135">
      <style:paragraph-properties fo:margin-top="0cm" fo:margin-bottom="0cm" style:contextual-spacing="false"/>
    </style:style>
    <style:style style:name="P272" style:family="paragraph" style:parent-style-name="Text_20_body" style:list-style-name="L135"/>
    <style:style style:name="P273" style:family="paragraph" style:parent-style-name="Text_20_body" style:list-style-name="L136">
      <style:paragraph-properties fo:margin-top="0cm" fo:margin-bottom="0cm" style:contextual-spacing="false"/>
    </style:style>
    <style:style style:name="P274" style:family="paragraph" style:parent-style-name="Text_20_body" style:list-style-name="L136"/>
    <style:style style:name="P275" style:family="paragraph" style:parent-style-name="Text_20_body" style:list-style-name="L137">
      <style:paragraph-properties fo:margin-top="0cm" fo:margin-bottom="0cm" style:contextual-spacing="false"/>
    </style:style>
    <style:style style:name="P276" style:family="paragraph" style:parent-style-name="Text_20_body" style:list-style-name="L137"/>
    <style:style style:name="P277" style:family="paragraph" style:parent-style-name="Text_20_body" style:list-style-name="L138">
      <style:paragraph-properties fo:margin-top="0cm" fo:margin-bottom="0cm" style:contextual-spacing="false"/>
    </style:style>
    <style:style style:name="P278" style:family="paragraph" style:parent-style-name="Text_20_body" style:list-style-name="L138"/>
    <style:style style:name="P279" style:family="paragraph" style:parent-style-name="Text_20_body" style:list-style-name="L139">
      <style:paragraph-properties fo:margin-top="0cm" fo:margin-bottom="0cm" style:contextual-spacing="false"/>
    </style:style>
    <style:style style:name="P280" style:family="paragraph" style:parent-style-name="Text_20_body" style:list-style-name="L139"/>
    <style:style style:name="P281" style:family="paragraph" style:parent-style-name="Text_20_body" style:list-style-name="L140">
      <style:paragraph-properties fo:margin-top="0cm" fo:margin-bottom="0cm" style:contextual-spacing="false"/>
    </style:style>
    <style:style style:name="P282" style:family="paragraph" style:parent-style-name="Text_20_body" style:list-style-name="L140"/>
    <style:style style:name="P283" style:family="paragraph" style:parent-style-name="Text_20_body" style:list-style-name="L141">
      <style:paragraph-properties fo:margin-top="0cm" fo:margin-bottom="0cm" style:contextual-spacing="false"/>
    </style:style>
    <style:style style:name="P284" style:family="paragraph" style:parent-style-name="Text_20_body" style:list-style-name="L141"/>
    <style:style style:name="P285" style:family="paragraph" style:parent-style-name="Text_20_body" style:list-style-name="L142">
      <style:paragraph-properties fo:margin-top="0cm" fo:margin-bottom="0cm" style:contextual-spacing="false"/>
    </style:style>
    <style:style style:name="P286" style:family="paragraph" style:parent-style-name="Text_20_body" style:list-style-name="L142"/>
    <style:style style:name="P287" style:family="paragraph" style:parent-style-name="Text_20_body" style:list-style-name="L143">
      <style:paragraph-properties fo:margin-top="0cm" fo:margin-bottom="0cm" style:contextual-spacing="false"/>
    </style:style>
    <style:style style:name="P288" style:family="paragraph" style:parent-style-name="Text_20_body" style:list-style-name="L14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owWise Production Management System</text:h>
      <text:h text:style-name="Heading_20_2" text:outline-level="2">Complete User Documentation</text:h>
      <text:p text:style-name="Horizontal_20_Line"/>
      <text:h text:style-name="Heading_20_2" text:outline-level="2">Table of Contents</text:h>
      <text:list text:style-name="L1">
        <text:list-item>
          <text:p text:style-name="P1"><text:a xlink:type="simple" xlink:href="#getting-started" text:style-name="Internet_20_link" text:visited-style-name="Visited_20_Internet_20_Link">Getting Started</text:a> </text:p>
        </text:list-item>
        <text:list-item>
          <text:p text:style-name="P1"><text:a xlink:type="simple" xlink:href="#user-roles-and-permissions" text:style-name="Internet_20_link" text:visited-style-name="Visited_20_Internet_20_Link">User Roles and Permissions</text:a> </text:p>
        </text:list-item>
        <text:list-item>
          <text:p text:style-name="P1"><text:a xlink:type="simple" xlink:href="#dashboard-overview" text:style-name="Internet_20_link" text:visited-style-name="Visited_20_Internet_20_Link">Dashboard Overview</text:a> </text:p>
        </text:list-item>
        <text:list-item>
          <text:p text:style-name="P1"><text:a xlink:type="simple" xlink:href="#equipment-management" text:style-name="Internet_20_link" text:visited-style-name="Visited_20_Internet_20_Link">Equipment Management</text:a> </text:p>
        </text:list-item>
        <text:list-item>
          <text:p text:style-name="P1"><text:a xlink:type="simple" xlink:href="#pick-lists" text:style-name="Internet_20_link" text:visited-style-name="Visited_20_Internet_20_Link">Pick Lists</text:a> </text:p>
        </text:list-item>
        <text:list-item>
          <text:p text:style-name="P1"><text:a xlink:type="simple" xlink:href="#event-management" text:style-name="Internet_20_link" text:visited-style-name="Visited_20_Internet_20_Link">Event Management</text:a> </text:p>
        </text:list-item>
        <text:list-item>
          <text:p text:style-name="P1"><text:a xlink:type="simple" xlink:href="#crew-management" text:style-name="Internet_20_link" text:visited-style-name="Visited_20_Internet_20_Link">Crew Management</text:a> </text:p>
        </text:list-item>
        <text:list-item>
          <text:p text:style-name="P1"><text:a xlink:type="simple" xlink:href="#cast-management" text:style-name="Internet_20_link" text:visited-style-name="Visited_20_Internet_20_Link">Cast Management</text:a> </text:p>
        </text:list-item>
        <text:list-item>
          <text:p text:style-name="P1"><text:a xlink:type="simple" xlink:href="#stage-plans" text:style-name="Internet_20_link" text:visited-style-name="Visited_20_Internet_20_Link">Stage Plans</text:a> </text:p>
        </text:list-item>
        <text:list-item>
          <text:p text:style-name="P1"><text:a xlink:type="simple" xlink:href="#calendar-and-scheduling" text:style-name="Internet_20_link" text:visited-style-name="Visited_20_Internet_20_Link">Calendar and Scheduling</text:a> </text:p>
        </text:list-item>
        <text:list-item>
          <text:p text:style-name="P1"><text:a xlink:type="simple" xlink:href="#hired-equipment" text:style-name="Internet_20_link" text:visited-style-name="Visited_20_Internet_20_Link">Hired Equipment</text:a> </text:p>
        </text:list-item>
        <text:list-item>
          <text:p text:style-name="P1"><text:a xlink:type="simple" xlink:href="#personal-to-do-lists" text:style-name="Internet_20_link" text:visited-style-name="Visited_20_Internet_20_Link">Personal To-Do Lists</text:a> </text:p>
        </text:list-item>
        <text:list-item>
          <text:p text:style-name="P1"><text:a xlink:type="simple" xlink:href="#discord-integration" text:style-name="Internet_20_link" text:visited-style-name="Visited_20_Internet_20_Link">Discord Integration</text:a> </text:p>
        </text:list-item>
        <text:list-item>
          <text:p text:style-name="P1"><text:a xlink:type="simple" xlink:href="#admin-functions" text:style-name="Internet_20_link" text:visited-style-name="Visited_20_Internet_20_Link">Admin Functions</text:a> </text:p>
        </text:list-item>
        <text:list-item>
          <text:p text:style-name="P1"><text:a xlink:type="simple" xlink:href="#mobile-usage" text:style-name="Internet_20_link" text:visited-style-name="Visited_20_Internet_20_Link">Mobile Usage</text:a> </text:p>
        </text:list-item>
        <text:list-item>
          <text:p text:style-name="P2"><text:a xlink:type="simple" xlink:href="#troubleshooting" text:style-name="Internet_20_link" text:visited-style-name="Visited_20_Internet_20_Link">Troubleshooting</text:a> </text:p>
        </text:list-item>
      </text:list>
      <text:p text:style-name="Horizontal_20_Line"/>
      <text:h text:style-name="Heading_20_2" text:outline-level="2"/>
      <text:h text:style-name="P3" text:outline-level="2">Getting Started</text:h>
      <text:h text:style-name="Heading_20_3" text:outline-level="3">Logging In</text:h>
      <text:list text:style-name="L2">
        <text:list-item>
          <text:p text:style-name="P4">Navigate to the ShowWise login page </text:p>
        </text:list-item>
        <text:list-item>
          <text:p text:style-name="P4">Enter your username and password </text:p>
        </text:list-item>
        <text:list-item>
          <text:p text:style-name="P4">Check "Remember me" if you want to stay logged in</text:p>
        </text:list-item>
        <text:list-item>
          <text:p text:style-name="P5">Click "Login" </text:p>
        </text:list-item>
      </text:list>
      <text:p text:style-name="Text_20_body"><text:span text:style-name="Strong_20_Emphasis">First Time Users:</text:span></text:p>
      <text:list text:style-name="L3">
        <text:list-item>
          <text:p text:style-name="P6">Your administrator will provide your initial login credentials </text:p>
        </text:list-item>
        <text:list-item>
          <text:p text:style-name="P7">Change You Password</text:p>
        </text:list-item>
        <text:list-item>
          <text:p text:style-name="P8">Set up your profile information and notification preferences </text:p>
        </text:list-item>
      </text:list>
      <text:h text:style-name="Heading_20_3" text:outline-level="3">Changing Your Password</text:h>
      <text:list text:style-name="L4">
        <text:list-item>
          <text:p text:style-name="P9">Navigate to Settings &gt; Change Password </text:p>
        </text:list-item>
        <text:list-item>
          <text:p text:style-name="P9">Enter your current password </text:p>
        </text:list-item>
        <text:list-item>
          <text:p text:style-name="P9">Enter your new password (minimum 6 characters) </text:p>
        </text:list-item>
        <text:list-item>
          <text:p text:style-name="P9">Confirm your new password </text:p>
        </text:list-item>
        <text:list-item>
          <text:p text:style-name="P10">Click "Change Password" </text:p>
        </text:list-item>
      </text:list>
      <text:p text:style-name="Text_20_body"><text:span text:style-name="Strong_20_Emphasis">Password Requirements:</text:span></text:p>
      <text:list text:style-name="L5">
        <text:list-item>
          <text:p text:style-name="P11">Minimum 6 characters </text:p>
        </text:list-item>
        <text:list-item>
          <text:p text:style-name="P11">Must be different from your current password </text:p>
        </text:list-item>
        <text:list-item>
          <text:p text:style-name="P12">Use a strong, unique password for security </text:p>
        </text:list-item>
      </text:list>
      <text:p text:style-name="Horizontal_20_Line"/>
      <text:h text:style-name="Heading_20_2" text:outline-level="2">User Roles and Permissions</text:h>
      <text:h text:style-name="Heading_20_3" text:outline-level="3">Role Types</text:h>
      <text:p text:style-name="Text_20_body"><text:span text:style-name="Strong_20_Emphasis">Crew Members</text:span></text:p>
      <text:list text:style-name="L6">
        <text:list-item>
          <text:p text:style-name="P13">Access to equipment tracking and scanning </text:p>
        </text:list-item>
        <text:list-item>
          <text:p text:style-name="P13">View and manage pick lists </text:p>
        </text:list-item>
        <text:list-item>
          <text:p text:style-name="P13">View events and assignments </text:p>
        </text:list-item>
        <text:list-item>
          <text:p text:style-name="P13">Access stage plans </text:p>
        </text:list-item>
        <text:list-item>
          <text:p text:style-name="P13">Manage personal to-do lists </text:p>
        </text:list-item>
        <text:list-item>
          <text:p text:style-name="P14">Limited to crew-specific features </text:p>
        </text:list-item>
      </text:list>
      <text:p text:style-name="Text_20_body"><text:span text:style-name="Strong_20_Emphasis">Staff Members</text:span></text:p>
      <text:list text:style-name="L7">
        <text:list-item>
          <text:p text:style-name="P15">All crew permissions </text:p>
        </text:list-item>
        <text:list-item>
          <text:p text:style-name="P15">Can manage non-event operations </text:p>
        </text:list-item>
        <text:list-item>
          <text:p text:style-name="P15">View-only access to some admin features </text:p>
        </text:list-item>
        <text:list-item>
          <text:p text:style-name="P16">Cannot create or delete events </text:p>
        </text:list-item>
      </text:list>
      <text:p text:style-name="Text_20_body"><text:span text:style-name="Strong_20_Emphasis"/></text:p>
      <text:p text:style-name="Text_20_body"><text:soft-page-break/><text:span text:style-name="Strong_20_Emphasis">Cast Members</text:span></text:p>
      <text:list text:style-name="L8">
        <text:list-item>
          <text:p text:style-name="P17">Access to cast-specific portal </text:p>
        </text:list-item>
        <text:list-item>
          <text:p text:style-name="P17">View production schedules </text:p>
        </text:list-item>
        <text:list-item>
          <text:p text:style-name="P17">Access cast notes and information </text:p>
        </text:list-item>
        <text:list-item>
          <text:p text:style-name="P17">View cast run lists </text:p>
        </text:list-item>
        <text:list-item>
          <text:p text:style-name="P18">Cannot access crew equipment features </text:p>
        </text:list-item>
      </text:list>
      <text:p text:style-name="Text_20_body"><text:span text:style-name="Strong_20_Emphasis">Administrators</text:span></text:p>
      <text:list text:style-name="L9">
        <text:list-item>
          <text:p text:style-name="P19">Full system access </text:p>
        </text:list-item>
        <text:list-item>
          <text:p text:style-name="P19">User management capabilities </text:p>
        </text:list-item>
        <text:list-item>
          <text:p text:style-name="P19">Create and delete events </text:p>
        </text:list-item>
        <text:list-item>
          <text:p text:style-name="P19">Manage all system settings </text:p>
        </text:list-item>
        <text:list-item>
          <text:p text:style-name="P19">Access to database backups </text:p>
        </text:list-item>
        <text:list-item>
          <text:p text:style-name="P20">Can switch between crew and cast views </text:p>
        </text:list-item>
      </text:list>
      <text:p text:style-name="Horizontal_20_Line"/>
      <text:h text:style-name="Heading_20_2" text:outline-level="2">Dashboard Overview</text:h>
      <text:p text:style-name="Text_20_body">The dashboard provides quick access to:</text:p>
      <text:list text:style-name="L10">
        <text:list-item>
          <text:p text:style-name="P21"><text:span text:style-name="Strong_20_Emphasis">Upcoming Events</text:span>: Next 5 scheduled events </text:p>
        </text:list-item>
        <text:list-item>
          <text:p text:style-name="P21"><text:span text:style-name="Strong_20_Emphasis">Equipment Access</text:span>: Quick link to equipment database </text:p>
        </text:list-item>
        <text:list-item>
          <text:p text:style-name="P21"><text:span text:style-name="Strong_20_Emphasis">Pick Lists</text:span>: Current collaborative checklists </text:p>
        </text:list-item>
        <text:list-item>
          <text:p text:style-name="P21"><text:span text:style-name="Strong_20_Emphasis">Stage Plans</text:span>: Uploaded diagrams and layouts </text:p>
        </text:list-item>
        <text:list-item>
          <text:p text:style-name="P22"><text:span text:style-name="Strong_20_Emphasis">Calendar</text:span>: Full event scheduling system </text:p>
        </text:list-item>
      </text:list>
      <text:h text:style-name="Heading_20_3" text:outline-level="3">Navigation</text:h>
      <text:p text:style-name="Text_20_body">The sidebar menu provides access to all major features:</text:p>
      <text:list text:style-name="L11">
        <text:list-item>
          <text:p text:style-name="P23">Dashboard (home) </text:p>
        </text:list-item>
        <text:list-item>
          <text:p text:style-name="P23">My To-Do List </text:p>
        </text:list-item>
        <text:list-item>
          <text:p text:style-name="P23">Calendar </text:p>
        </text:list-item>
        <text:list-item>
          <text:p text:style-name="P23">Equipment </text:p>
        </text:list-item>
        <text:list-item>
          <text:p text:style-name="P23">Barcode Generator (Admin only) </text:p>
        </text:list-item>
        <text:list-item>
          <text:p text:style-name="P23">Hired Equipment </text:p>
        </text:list-item>
        <text:list-item>
          <text:p text:style-name="P23">Pick Lists </text:p>
        </text:list-item>
        <text:list-item>
          <text:p text:style-name="P23">Stage Plans </text:p>
        </text:list-item>
        <text:list-item>
          <text:p text:style-name="P23">Discord Settings </text:p>
        </text:list-item>
        <text:list-item>
          <text:p text:style-name="P23">Cast Management (Admin only) </text:p>
        </text:list-item>
        <text:list-item>
          <text:p text:style-name="P23">Overview (Admin only) </text:p>
        </text:list-item>
        <text:list-item>
          <text:p text:style-name="P24">Admin Panel (Admin only) </text:p>
        </text:list-item>
      </text:list>
      <text:p text:style-name="Horizontal_20_Line"/>
      <text:h text:style-name="Heading_20_2" text:outline-level="2"><text:soft-page-break/>Equipment Management</text:h>
      <text:h text:style-name="Heading_20_3" text:outline-level="3">Viewing Equipment</text:h>
      <text:p text:style-name="Text_20_body">Access the equipment list from the main navigation menu:</text:p>
      <text:list text:style-name="L12">
        <text:list-item>
          <text:p text:style-name="P25">View all equipment in a searchable table </text:p>
        </text:list-item>
        <text:list-item>
          <text:p text:style-name="P25">Filter by category, location, or name </text:p>
        </text:list-item>
        <text:list-item>
          <text:p text:style-name="P25">See quantity owned for each item </text:p>
        </text:list-item>
        <text:list-item>
          <text:p text:style-name="P26">View barcode, category, location, and notes </text:p>
        </text:list-item>
      </text:list>
      <text:h text:style-name="Heading_20_3" text:outline-level="3">Scanning Barcodes</text:h>
      <text:p text:style-name="Text_20_body"><text:span text:style-name="Strong_20_Emphasis">Using Camera:</text:span></text:p>
      <text:list text:style-name="L13">
        <text:list-item>
          <text:p text:style-name="P27">Click "Scan Barcode" button </text:p>
        </text:list-item>
        <text:list-item>
          <text:p text:style-name="P27">Click "Start Camera" to activate your device's camera </text:p>
        </text:list-item>
        <text:list-item>
          <text:p text:style-name="P27">Point the camera at the barcode </text:p>
        </text:list-item>
        <text:list-item>
          <text:p text:style-name="P27">The system will automatically detect and look up the equipment </text:p>
        </text:list-item>
        <text:list-item>
          <text:p text:style-name="P28">View equipment details including location and notes </text:p>
        </text:list-item>
      </text:list>
      <text:p text:style-name="Text_20_body"><text:span text:style-name="Strong_20_Emphasis">Manual Entry:</text:span></text:p>
      <text:list text:style-name="L14">
        <text:list-item>
          <text:p text:style-name="P29">Click "Scan Barcode" </text:p>
        </text:list-item>
        <text:list-item>
          <text:p text:style-name="P29">Type the barcode number in the input field </text:p>
        </text:list-item>
        <text:list-item>
          <text:p text:style-name="P29">Click "Look Up" </text:p>
        </text:list-item>
        <text:list-item>
          <text:p text:style-name="P30">View equipment details </text:p>
        </text:list-item>
      </text:list>
      <text:h text:style-name="Heading_20_3" text:outline-level="3">Adding Equipment (Admin Only)</text:h>
      <text:list text:style-name="L15">
        <text:list-item>
          <text:p text:style-name="P31">Click "Add Equipment" button </text:p>
        </text:list-item>
        <text:list-item>
          <text:p text:style-name="P31">Fill in required fields: </text:p>
          <text:list>
            <text:list-item>
              <text:p text:style-name="P31">Barcode (unique identifier) </text:p>
            </text:list-item>
            <text:list-item>
              <text:p text:style-name="P31">Name (equipment description) </text:p>
            </text:list-item>
            <text:list-item>
              <text:p text:style-name="P31">Quantity Owned (default: 1) </text:p>
            </text:list-item>
          </text:list>
        </text:list-item>
        <text:list-item>
          <text:p text:style-name="P31">Optional fields: </text:p>
          <text:list>
            <text:list-item>
              <text:p text:style-name="P31">Category (e.g., Lighting, Audio, Video) </text:p>
            </text:list-item>
            <text:list-item>
              <text:p text:style-name="P31">Storage Location (where equipment is stored) </text:p>
            </text:list-item>
            <text:list-item>
              <text:p text:style-name="P31">Notes (additional information) </text:p>
            </text:list-item>
          </text:list>
        </text:list-item>
        <text:list-item>
          <text:p text:style-name="P32">Click "Save Equipment" </text:p>
        </text:list-item>
      </text:list>
      <text:h text:style-name="Heading_20_3" text:outline-level="3">Editing Equipment (Admin Only)</text:h>
      <text:list text:style-name="L16">
        <text:list-item>
          <text:p text:style-name="P33">Locate the equipment in the list </text:p>
        </text:list-item>
        <text:list-item>
          <text:p text:style-name="P33">Click "Edit" button </text:p>
        </text:list-item>
        <text:list-item>
          <text:p text:style-name="P33">Modify any fields as needed </text:p>
        </text:list-item>
        <text:list-item>
          <text:p text:style-name="P34">Click "Save Equipment" </text:p>
        </text:list-item>
      </text:list>
      <text:h text:style-name="Heading_20_3" text:outline-level="3"/>
      <text:h text:style-name="P35" text:outline-level="3">Importing Equipment (Admin Only)</text:h>
      <text:p text:style-name="Text_20_body"><text:span text:style-name="Strong_20_Emphasis">CSV Import:</text:span></text:p>
      <text:list text:style-name="L17">
        <text:list-item>
          <text:p text:style-name="P36">Prepare a CSV file with columns: barcode, name, category, location, notes </text:p>
        </text:list-item>
        <text:list-item>
          <text:p text:style-name="P36">Click "Import CSV" </text:p>
        </text:list-item>
        <text:list-item>
          <text:p text:style-name="P36">Select your CSV file </text:p>
        </text:list-item>
        <text:list-item>
          <text:p text:style-name="P36">Click "Import" </text:p>
        </text:list-item>
        <text:list-item>
          <text:p text:style-name="P37">System will report number of items imported </text:p>
        </text:list-item>
      </text:list>
      <text:p text:style-name="Text_20_body"><text:span text:style-name="Strong_20_Emphasis">SheetDB Import:</text:span></text:p>
      <text:list text:style-name="L18">
        <text:list-item>
          <text:p text:style-name="P38">Set up a Google Sheet with the same columns </text:p>
        </text:list-item>
        <text:list-item>
          <text:p text:style-name="P38">Connect it to SheetDB </text:p>
        </text:list-item>
        <text:list-item>
          <text:p text:style-name="P38">Click "Import from SheetDB" </text:p>
        </text:list-item>
        <text:list-item>
          <text:p text:style-name="P38">Enter your SheetDB ID </text:p>
        </text:list-item>
        <text:list-item>
          <text:p text:style-name="P39">Click "Import from Sheet" </text:p>
        </text:list-item>
      </text:list>
      <text:h text:style-name="Heading_20_3" text:outline-level="3">Generating Barcodes (Admin Only)</text:h>
      <text:list text:style-name="L19">
        <text:list-item>
          <text:p text:style-name="P40">Navigate to Equipment &gt; Barcode Generator </text:p>
        </text:list-item>
        <text:list-item>
          <text:p text:style-name="P40">Select equipment items to print (use checkboxes) </text:p>
        </text:list-item>
        <text:list-item>
          <text:p text:style-name="P40">Choose barcode size: </text:p>
          <text:list>
            <text:list-item>
              <text:p text:style-name="P40">Small: 60x40mm (approximately 24 per page) </text:p>
            </text:list-item>
            <text:list-item>
              <text:p text:style-name="P40">Medium: 80x50mm (approximately 15 per page) </text:p>
            </text:list-item>
            <text:list-item>
              <text:p text:style-name="P40">Large: 100x60mm (approximately 9 per page) </text:p>
            </text:list-item>
          </text:list>
        </text:list-item>
        <text:list-item>
          <text:p text:style-name="P40">Click "Generate PDF" </text:p>
        </text:list-item>
        <text:list-item>
          <text:p text:style-name="P40">Print on A4 paper at 100% scale </text:p>
        </text:list-item>
        <text:list-item>
          <text:p text:style-name="P41">Cut out and apply to equipment </text:p>
        </text:list-item>
      </text:list>
      <text:p text:style-name="Text_20_body"><text:span text:style-name="Strong_20_Emphasis">Barcode Features:</text:span></text:p>
      <text:list text:style-name="L20">
        <text:list-item>
          <text:p text:style-name="P42">Code 128 standard format </text:p>
        </text:list-item>
        <text:list-item>
          <text:p text:style-name="P42">Equipment name printed above barcode </text:p>
        </text:list-item>
        <text:list-item>
          <text:p text:style-name="P42">Barcode number printed below for manual reference </text:p>
        </text:list-item>
        <text:list-item>
          <text:p text:style-name="P43">Professional layout ready for printing </text:p>
        </text:list-item>
      </text:list>
      <text:p text:style-name="Horizontal_20_Line"/>
      <text:h text:style-name="Heading_20_2" text:outline-level="2"/>
      <text:h text:style-name="P3" text:outline-level="2">Pick Lists</text:h>
      <text:p text:style-name="Text_20_body">Pick lists are collaborative checklists linked to your equipment database.</text:p>
      <text:h text:style-name="Heading_20_3" text:outline-level="3">Viewing Pick Lists</text:h>
      <text:list text:style-name="L21">
        <text:list-item>
          <text:p text:style-name="P44">Access from main navigation menu </text:p>
        </text:list-item>
        <text:list-item>
          <text:p text:style-name="P44">Filter by event or view all items </text:p>
        </text:list-item>
        <text:list-item>
          <text:p text:style-name="P44">See item status (gathered/not gathered) </text:p>
        </text:list-item>
        <text:list-item>
          <text:p text:style-name="P44">View progress indicator </text:p>
        </text:list-item>
        <text:list-item>
          <text:p text:style-name="P45">Check equipment details for each item </text:p>
        </text:list-item>
      </text:list>
      <text:h text:style-name="Heading_20_3" text:outline-level="3">Adding Items to Pick List</text:h>
      <text:p text:style-name="Text_20_body"><text:span text:style-name="Strong_20_Emphasis">From Equipment Database:</text:span></text:p>
      <text:list text:style-name="L22">
        <text:list-item>
          <text:p text:style-name="P46">Click "Add Item" </text:p>
        </text:list-item>
        <text:list-item>
          <text:p text:style-name="P46">Select "Equipment" mode </text:p>
        </text:list-item>
        <text:list-item>
          <text:p text:style-name="P46">Choose equipment from dropdown </text:p>
        </text:list-item>
        <text:list-item>
          <text:p text:style-name="P46">Set quantity needed </text:p>
        </text:list-item>
        <text:list-item>
          <text:p text:style-name="P46">Optionally assign to an event </text:p>
        </text:list-item>
        <text:list-item>
          <text:p text:style-name="P47">Click "Add Equipment" </text:p>
        </text:list-item>
      </text:list>
      <text:p text:style-name="Text_20_body"><text:span text:style-name="Strong_20_Emphasis">From Hired Equipment:</text:span></text:p>
      <text:list text:style-name="L23">
        <text:list-item>
          <text:p text:style-name="P48">Click "Add Item" </text:p>
        </text:list-item>
        <text:list-item>
          <text:p text:style-name="P48">Select "Hired" mode </text:p>
        </text:list-item>
        <text:list-item>
          <text:p text:style-name="P48">Choose hired equipment from dropdown </text:p>
        </text:list-item>
        <text:list-item>
          <text:p text:style-name="P48">Set quantity needed </text:p>
        </text:list-item>
        <text:list-item>
          <text:p text:style-name="P48">Optionally assign to an event </text:p>
        </text:list-item>
        <text:list-item>
          <text:p text:style-name="P49">Click "Add Hired Equipment" </text:p>
        </text:list-item>
      </text:list>
      <text:p text:style-name="Text_20_body"><text:span text:style-name="Strong_20_Emphasis">Manual Entry:</text:span></text:p>
      <text:list text:style-name="L24">
        <text:list-item>
          <text:p text:style-name="P50">Click "Add Item" </text:p>
        </text:list-item>
        <text:list-item>
          <text:p text:style-name="P50">Select "Manual" mode </text:p>
        </text:list-item>
        <text:list-item>
          <text:p text:style-name="P50">Enter item name </text:p>
        </text:list-item>
        <text:list-item>
          <text:p text:style-name="P50">Set quantity needed </text:p>
        </text:list-item>
        <text:list-item>
          <text:p text:style-name="P50">Optionally assign to an event </text:p>
        </text:list-item>
        <text:list-item>
          <text:p text:style-name="P51">Click "Add Item" </text:p>
        </text:list-item>
      </text:list>
      <text:h text:style-name="Heading_20_3" text:outline-level="3">Quantity Warnings</text:h>
      <text:p text:style-name="Text_20_body">The system tracks equipment allocation:</text:p>
      <text:list text:style-name="L25">
        <text:list-item>
          <text:p text:style-name="P52">Shows owned quantity </text:p>
        </text:list-item>
        <text:list-item>
          <text:p text:style-name="P52">Displays already allocated quantity </text:p>
        </text:list-item>
        <text:list-item>
          <text:p text:style-name="P52">Calculates available quantity </text:p>
        </text:list-item>
        <text:list-item>
          <text:p text:style-name="P52">Warns when requesting more than available </text:p>
        </text:list-item>
        <text:list-item>
          <text:p text:style-name="P53">Allows override if necessary </text:p>
        </text:list-item>
      </text:list>
      <text:h text:style-name="Heading_20_3" text:outline-level="3"><text:soft-page-break/>Checking Off Items</text:h>
      <text:list text:style-name="L26">
        <text:list-item>
          <text:p text:style-name="P54">Locate item in the list </text:p>
        </text:list-item>
        <text:list-item>
          <text:p text:style-name="P54">Click the checkbox next to the item </text:p>
        </text:list-item>
        <text:list-item>
          <text:p text:style-name="P54">Item will be marked as gathered </text:p>
        </text:list-item>
        <text:list-item>
          <text:p text:style-name="P54">Progress indicator updates automatically </text:p>
        </text:list-item>
        <text:list-item>
          <text:p text:style-name="P55">Item appears with green background when checked </text:p>
        </text:list-item>
      </text:list>
      <text:h text:style-name="Heading_20_3" text:outline-level="3">Bulk Delete Mode</text:h>
      <text:list text:style-name="L27">
        <text:list-item>
          <text:p text:style-name="P56">Click "Bulk Delete" button </text:p>
        </text:list-item>
        <text:list-item>
          <text:p text:style-name="P56">Checkboxes appear next to items </text:p>
        </text:list-item>
        <text:list-item>
          <text:p text:style-name="P56">Select items to delete </text:p>
        </text:list-item>
        <text:list-item>
          <text:p text:style-name="P56">Click "Delete Selected" button </text:p>
        </text:list-item>
        <text:list-item>
          <text:p text:style-name="P57">Confirm deletion </text:p>
        </text:list-item>
      </text:list>
      <text:h text:style-name="Heading_20_3" text:outline-level="3">Equipment Details in Pick Lists</text:h>
      <text:p text:style-name="Text_20_body">For equipment-linked items, view:</text:p>
      <text:list text:style-name="L28">
        <text:list-item>
          <text:p text:style-name="P58">Storage location </text:p>
        </text:list-item>
        <text:list-item>
          <text:p text:style-name="P58">Category </text:p>
        </text:list-item>
        <text:list-item>
          <text:p text:style-name="P58">Barcode number </text:p>
        </text:list-item>
        <text:list-item>
          <text:p text:style-name="P58">Equipment notes </text:p>
        </text:list-item>
        <text:list-item>
          <text:p text:style-name="P59">Quantity owned vs. requested </text:p>
        </text:list-item>
      </text:list>
      <text:p text:style-name="Horizontal_20_Line"/>
      <text:h text:style-name="Heading_20_2" text:outline-level="2">Event Management</text:h>
      <text:h text:style-name="Heading_20_3" text:outline-level="3">Creating Events</text:h>
      <text:list text:style-name="L29">
        <text:list-item>
          <text:p text:style-name="P60">Navigate to Calendar </text:p>
        </text:list-item>
        <text:list-item>
          <text:p text:style-name="P60">Click "Add Event" </text:p>
        </text:list-item>
        <text:list-item>
          <text:p text:style-name="P60">Fill in event details: </text:p>
          <text:list>
            <text:list-item>
              <text:p text:style-name="P60">Title (required) </text:p>
            </text:list-item>
            <text:list-item>
              <text:p text:style-name="P60">Start date and time (required) </text:p>
            </text:list-item>
            <text:list-item>
              <text:p text:style-name="P60">End date and time (optional, defaults to 3 hours after start) </text:p>
            </text:list-item>
            <text:list-item>
              <text:p text:style-name="P60">Location </text:p>
            </text:list-item>
            <text:list-item>
              <text:p text:style-name="P60">Description </text:p>
            </text:list-item>
          </text:list>
        </text:list-item>
        <text:list-item>
          <text:p text:style-name="P61">Click "Create Event" </text:p>
        </text:list-item>
      </text:list>
      <text:p text:style-name="Text_20_body"><text:span text:style-name="Strong_20_Emphasis">Automatic Features:</text:span></text:p>
      <text:list text:style-name="L30">
        <text:list-item>
          <text:p text:style-name="P62">Discord notification sent immediately </text:p>
        </text:list-item>
        <text:list-item>
          <text:p text:style-name="P62">Reminders scheduled for 1 week before, 1 day before, and day of event </text:p>
        </text:list-item>
        <text:list-item>
          <text:p text:style-name="P62">Event added to system calendar </text:p>
        </text:list-item>
        <text:list-item>
          <text:p text:style-name="P63">Available for crew assignment </text:p>
        </text:list-item>
      </text:list>
      <text:h text:style-name="Heading_20_3" text:outline-level="3"><text:soft-page-break/>Viewing Event Details</text:h>
      <text:p text:style-name="Text_20_body">Click on any event to view:</text:p>
      <text:list text:style-name="L31">
        <text:list-item>
          <text:p text:style-name="P64">Event overview (dates, location, description) </text:p>
        </text:list-item>
        <text:list-item>
          <text:p text:style-name="P64">Assigned crew members with contact information </text:p>
        </text:list-item>
        <text:list-item>
          <text:p text:style-name="P64">Event schedule with timeline </text:p>
        </text:list-item>
        <text:list-item>
          <text:p text:style-name="P64">Event notes </text:p>
        </text:list-item>
        <text:list-item>
          <text:p text:style-name="P64">Crew run list </text:p>
        </text:list-item>
        <text:list-item>
          <text:p text:style-name="P65">Quick links to pick lists and stage plans </text:p>
        </text:list-item>
      </text:list>
      <text:h text:style-name="Heading_20_3" text:outline-level="3">Editing Events (Admin Only)</text:h>
      <text:list text:style-name="L32">
        <text:list-item>
          <text:p text:style-name="P66">Open event details </text:p>
        </text:list-item>
        <text:list-item>
          <text:p text:style-name="P66">Click "Edit" button </text:p>
        </text:list-item>
        <text:list-item>
          <text:p text:style-name="P66">Modify any information </text:p>
        </text:list-item>
        <text:list-item>
          <text:p text:style-name="P67">Click "Save Changes" </text:p>
        </text:list-item>
      </text:list>
      <text:p text:style-name="Text_20_body"><text:span text:style-name="Strong_20_Emphasis">Editable Fields:</text:span></text:p>
      <text:list text:style-name="L33">
        <text:list-item>
          <text:p text:style-name="P68">Title </text:p>
        </text:list-item>
        <text:list-item>
          <text:p text:style-name="P68">Start date/time </text:p>
        </text:list-item>
        <text:list-item>
          <text:p text:style-name="P68">End date/time </text:p>
        </text:list-item>
        <text:list-item>
          <text:p text:style-name="P68">Location </text:p>
        </text:list-item>
        <text:list-item>
          <text:p text:style-name="P69">Description </text:p>
        </text:list-item>
      </text:list>
      <text:h text:style-name="Heading_20_3" text:outline-level="3">Event Schedules</text:h>
      <text:p text:style-name="Text_20_body">Add timeline items to events:</text:p>
      <text:list text:style-name="L34">
        <text:list-item>
          <text:p text:style-name="P70">Open event details </text:p>
        </text:list-item>
        <text:list-item>
          <text:p text:style-name="P70">Click "Add Schedule" under Event Schedule section </text:p>
        </text:list-item>
        <text:list-item>
          <text:p text:style-name="P70">Enter: </text:p>
          <text:list>
            <text:list-item>
              <text:p text:style-name="P70">Schedule title (e.g., "Sound Check", "Doors Open") </text:p>
            </text:list-item>
            <text:list-item>
              <text:p text:style-name="P70">Time </text:p>
            </text:list-item>
            <text:list-item>
              <text:p text:style-name="P70">Description (optional) </text:p>
            </text:list-item>
          </text:list>
        </text:list-item>
        <text:list-item>
          <text:p text:style-name="P71">Click "Add Schedule" </text:p>
        </text:list-item>
      </text:list>
      <text:p text:style-name="Text_20_body">Schedule items appear in chronological order and are included in PDF exports and calendar sync.</text:p>
      <text:h text:style-name="Heading_20_3" text:outline-level="3"/>
      <text:h text:style-name="P35" text:outline-level="3">Event Notes</text:h>
      <text:p text:style-name="Text_20_body">Collaborative notes visible to all crew:</text:p>
      <text:list text:style-name="L35">
        <text:list-item>
          <text:p text:style-name="P72">Open event details </text:p>
        </text:list-item>
        <text:list-item>
          <text:p text:style-name="P72">Click "Add Note" </text:p>
        </text:list-item>
        <text:list-item>
          <text:p text:style-name="P72">Enter note content </text:p>
        </text:list-item>
        <text:list-item>
          <text:p text:style-name="P73">Click "Add Note" </text:p>
        </text:list-item>
      </text:list>
      <text:p text:style-name="Text_20_body"><text:span text:style-name="Strong_20_Emphasis">Note Features:</text:span></text:p>
      <text:list text:style-name="L36">
        <text:list-item>
          <text:p text:style-name="P74">Shows author and timestamp </text:p>
        </text:list-item>
        <text:list-item>
          <text:p text:style-name="P74">Can be edited by anyone </text:p>
        </text:list-item>
        <text:list-item>
          <text:p text:style-name="P74">Can be deleted </text:p>
        </text:list-item>
        <text:list-item>
          <text:p text:style-name="P74">Appears in PDF exports </text:p>
        </text:list-item>
        <text:list-item>
          <text:p text:style-name="P75">Highlighted in yellow for visibility </text:p>
        </text:list-item>
      </text:list>
      <text:h text:style-name="Heading_20_3" text:outline-level="3">Crew Run Lists</text:h>
      <text:p text:style-name="Text_20_body">Create detailed technical cue lists:</text:p>
      <text:list text:style-name="L37">
        <text:list-item>
          <text:p text:style-name="P76">Open event details </text:p>
        </text:list-item>
        <text:list-item>
          <text:p text:style-name="P76">Scroll to "Run List" section </text:p>
        </text:list-item>
        <text:list-item>
          <text:p text:style-name="P76">Click "Add Item" </text:p>
        </text:list-item>
        <text:list-item>
          <text:p text:style-name="P76">Fill in: </text:p>
          <text:list>
            <text:list-item>
              <text:p text:style-name="P76">Title (cue or step name) </text:p>
            </text:list-item>
            <text:list-item>
              <text:p text:style-name="P76">Duration (e.g., "5 min") </text:p>
            </text:list-item>
            <text:list-item>
              <text:p text:style-name="P76">Description (detailed instructions) </text:p>
            </text:list-item>
            <text:list-item>
              <text:p text:style-name="P76">Notes (additional warnings or information) </text:p>
            </text:list-item>
          </text:list>
        </text:list-item>
        <text:list-item>
          <text:p text:style-name="P77">Click "Add Item" </text:p>
        </text:list-item>
      </text:list>
      <text:p text:style-name="Text_20_body"><text:span text:style-name="Strong_20_Emphasis">Run List Features:</text:span></text:p>
      <text:list text:style-name="L38">
        <text:list-item>
          <text:p text:style-name="P78">Drag and drop to reorder items </text:p>
        </text:list-item>
        <text:list-item>
          <text:p text:style-name="P78">Numbered automatically </text:p>
        </text:list-item>
        <text:list-item>
          <text:p text:style-name="P78">Color-coded by type </text:p>
        </text:list-item>
        <text:list-item>
          <text:p text:style-name="P78">Includes timing information </text:p>
        </text:list-item>
        <text:list-item>
          <text:p text:style-name="P79">Exported to PDF </text:p>
        </text:list-item>
      </text:list>
      <text:h text:style-name="Heading_20_3" text:outline-level="3">Exporting Events to PDF</text:h>
      <text:list text:style-name="L39">
        <text:list-item>
          <text:p text:style-name="P80">Open event details </text:p>
        </text:list-item>
        <text:list-item>
          <text:p text:style-name="P80">Click "Export PDF" button </text:p>
        </text:list-item>
        <text:list-item>
          <text:p text:style-name="P80">PDF generates with: </text:p>
          <text:list>
            <text:list-item>
              <text:p text:style-name="P80">Event overview </text:p>
            </text:list-item>
            <text:list-item>
              <text:p text:style-name="P80">Schedule timeline </text:p>
            </text:list-item>
            <text:list-item>
              <text:p text:style-name="P80">Event notes </text:p>
            </text:list-item>
            <text:list-item>
              <text:p text:style-name="P80">Crew assignments with contact info </text:p>
            </text:list-item>
            <text:list-item>
              <text:p text:style-name="P80">Pick list items </text:p>
            </text:list-item>
            <text:list-item>
              <text:p text:style-name="P81">Stage plans (if images) </text:p>
            </text:list-item>
          </text:list>
        </text:list-item>
      </text:list>
      <text:p text:style-name="Text_20_body"><text:soft-page-break/><text:span text:style-name="Strong_20_Emphasis">PDF Features:</text:span></text:p>
      <text:list text:style-name="L40">
        <text:list-item>
          <text:p text:style-name="P82">Professional formatting </text:p>
        </text:list-item>
        <text:list-item>
          <text:p text:style-name="P82">A4 size with headers/footers </text:p>
        </text:list-item>
        <text:list-item>
          <text:p text:style-name="P82">Color-coded sections </text:p>
        </text:list-item>
        <text:list-item>
          <text:p text:style-name="P82">Ready to print </text:p>
        </text:list-item>
        <text:list-item>
          <text:p text:style-name="P83">Includes all event information </text:p>
        </text:list-item>
      </text:list>
      <text:h text:style-name="Heading_20_3" text:outline-level="3">Deleting Events (Admin Only)</text:h>
      <text:list text:style-name="L41">
        <text:list-item>
          <text:p text:style-name="P84">Open event details </text:p>
        </text:list-item>
        <text:list-item>
          <text:p text:style-name="P84">Click "Edit" </text:p>
        </text:list-item>
        <text:list-item>
          <text:p text:style-name="P84">Click "Delete Event" button </text:p>
        </text:list-item>
        <text:list-item>
          <text:p text:style-name="P85">Confirm deletion </text:p>
        </text:list-item>
      </text:list>
      <text:p text:style-name="Text_20_body"><text:span text:style-name="Strong_20_Emphasis">Warning:</text:span> This deletes:</text:p>
      <text:list text:style-name="L42">
        <text:list-item>
          <text:p text:style-name="P86">All crew assignments </text:p>
        </text:list-item>
        <text:list-item>
          <text:p text:style-name="P86">All pick list items for the event </text:p>
        </text:list-item>
        <text:list-item>
          <text:p text:style-name="P86">All stage plans for the event </text:p>
        </text:list-item>
        <text:list-item>
          <text:p text:style-name="P86">All schedule items </text:p>
        </text:list-item>
        <text:list-item>
          <text:p text:style-name="P87">All event notes </text:p>
        </text:list-item>
      </text:list>
      <text:p text:style-name="Horizontal_20_Line"/>
      <text:h text:style-name="Heading_20_2" text:outline-level="2">Crew Management</text:h>
      <text:h text:style-name="Heading_20_3" text:outline-level="3">Assigning Crew to Events</text:h>
      <text:list text:style-name="L43">
        <text:list-item>
          <text:p text:style-name="P88">Open event details </text:p>
        </text:list-item>
        <text:list-item>
          <text:p text:style-name="P88">Click "Add Crew" </text:p>
        </text:list-item>
        <text:list-item>
          <text:p text:style-name="P88">Select crew member from dropdown </text:p>
        </text:list-item>
        <text:list-item>
          <text:p text:style-name="P88">Enter their role/position (optional) </text:p>
        </text:list-item>
        <text:list-item>
          <text:p text:style-name="P89">Click "Add to Crew" </text:p>
        </text:list-item>
      </text:list>
      <text:p text:style-name="Text_20_body"><text:span text:style-name="Strong_20_Emphasis">Automatic Features:</text:span></text:p>
      <text:list text:style-name="L44">
        <text:list-item>
          <text:p text:style-name="P90">Email notification sent if crew member has email </text:p>
        </text:list-item>
        <text:list-item>
          <text:p text:style-name="P90">Includes event details and role </text:p>
        </text:list-item>
        <text:list-item>
          <text:p text:style-name="P90">Shows in crew member's assignments </text:p>
        </text:list-item>
        <text:list-item>
          <text:p text:style-name="P91">Visible in event overview </text:p>
        </text:list-item>
      </text:list>
      <text:h text:style-name="Heading_20_3" text:outline-level="3">Add All Crew Function (Admin Only)</text:h>
      <text:p text:style-name="Text_20_body">Quickly assign all crew members to an event:</text:p>
      <text:list text:style-name="L45">
        <text:list-item>
          <text:p text:style-name="P92">Open event details </text:p>
        </text:list-item>
        <text:list-item>
          <text:p text:style-name="P92">Click "Add All Crew" button </text:p>
        </text:list-item>
        <text:list-item>
          <text:p text:style-name="P92">Confirm action </text:p>
        </text:list-item>
        <text:list-item>
          <text:p text:style-name="P92">System assigns all users with "Crew" role </text:p>
        </text:list-item>
        <text:list-item>
          <text:p text:style-name="P93">Email notifications sent to all with email addresses </text:p>
        </text:list-item>
      </text:list>
      <text:p text:style-name="Text_20_body"><text:soft-page-break/><text:span text:style-name="Strong_20_Emphasis">Use Cases:</text:span></text:p>
      <text:list text:style-name="L46">
        <text:list-item>
          <text:p text:style-name="P94">All-hands production events </text:p>
        </text:list-item>
        <text:list-item>
          <text:p text:style-name="P94">Company meetings </text:p>
        </text:list-item>
        <text:list-item>
          <text:p text:style-name="P95">Mandatory training sessions </text:p>
        </text:list-item>
      </text:list>
      <text:h text:style-name="Heading_20_3" text:outline-level="3">Removing Crew from Events</text:h>
      <text:list text:style-name="L47">
        <text:list-item>
          <text:p text:style-name="P96">Open event details </text:p>
        </text:list-item>
        <text:list-item>
          <text:p text:style-name="P96">Locate crew member in assignments list </text:p>
        </text:list-item>
        <text:list-item>
          <text:p text:style-name="P96">Click trash icon/delete button </text:p>
        </text:list-item>
        <text:list-item>
          <text:p text:style-name="P97">Crew member is removed from event </text:p>
        </text:list-item>
      </text:list>
      <text:h text:style-name="Heading_20_3" text:outline-level="3">Viewing Crew Assignments</text:h>
      <text:p text:style-name="Text_20_body"><text:span text:style-name="Strong_20_Emphasis">From Event:</text:span></text:p>
      <text:list text:style-name="L48">
        <text:list-item>
          <text:p text:style-name="P98">See all assigned crew members </text:p>
        </text:list-item>
        <text:list-item>
          <text:p text:style-name="P98">View their roles </text:p>
        </text:list-item>
        <text:list-item>
          <text:p text:style-name="P98">See contact information </text:p>
        </text:list-item>
        <text:list-item>
          <text:p text:style-name="P99">Check email notification status </text:p>
        </text:list-item>
      </text:list>
      <text:p text:style-name="Text_20_body"><text:span text:style-name="Strong_20_Emphasis">From Admin Overview:</text:span></text:p>
      <text:list text:style-name="L49">
        <text:list-item>
          <text:p text:style-name="P100">Export crew assignments to CSV </text:p>
        </text:list-item>
        <text:list-item>
          <text:p text:style-name="P100">View active crew count </text:p>
        </text:list-item>
        <text:list-item>
          <text:p text:style-name="P101">See crew distribution across events </text:p>
        </text:list-item>
      </text:list>
      <text:p text:style-name="Horizontal_20_Line"/>
      <text:h text:style-name="Heading_20_2" text:outline-level="2">Cast Management</text:h>
      <text:p text:style-name="Text_20_body">Cast management is separated from crew to handle productions with performers.</text:p>
      <text:h text:style-name="Heading_20_3" text:outline-level="3">Cast Portal (For Cast Members)</text:h>
      <text:p text:style-name="Text_20_body">Cast members see a dedicated portal with:</text:p>
      <text:list text:style-name="L50">
        <text:list-item>
          <text:p text:style-name="P102">Their assigned productions only </text:p>
        </text:list-item>
        <text:list-item>
          <text:p text:style-name="P102">Cast-specific schedules and call times </text:p>
        </text:list-item>
        <text:list-item>
          <text:p text:style-name="P102">Cast notes </text:p>
        </text:list-item>
        <text:list-item>
          <text:p text:style-name="P102">Cast run lists </text:p>
        </text:list-item>
        <text:list-item>
          <text:p text:style-name="P102">Character information </text:p>
        </text:list-item>
        <text:list-item>
          <text:p text:style-name="P103">Production details </text:p>
        </text:list-item>
      </text:list>
      <text:h text:style-name="Heading_20_3" text:outline-level="3"/>
      <text:h text:style-name="P35" text:outline-level="3">Creating Cast Accounts (Admin Only)</text:h>
      <text:list text:style-name="L51">
        <text:list-item>
          <text:p text:style-name="P104">Navigate to Cast Management </text:p>
        </text:list-item>
        <text:list-item>
          <text:p text:style-name="P104">Click "Create Cast Account" </text:p>
        </text:list-item>
        <text:list-item>
          <text:p text:style-name="P104">Enter: </text:p>
          <text:list>
            <text:list-item>
              <text:p text:style-name="P104">Username </text:p>
            </text:list-item>
            <text:list-item>
              <text:p text:style-name="P104">Password </text:p>
            </text:list-item>
            <text:list-item>
              <text:p text:style-name="P104">Email (for notifications) </text:p>
            </text:list-item>
          </text:list>
        </text:list-item>
        <text:list-item>
          <text:p text:style-name="P105">Click "Create Cast Account" </text:p>
        </text:list-item>
      </text:list>
      <text:p text:style-name="Text_20_body"><text:span text:style-name="Strong_20_Emphasis">System Actions:</text:span></text:p>
      <text:list text:style-name="L52">
        <text:list-item>
          <text:p text:style-name="P106">Creates user with cast portal access </text:p>
        </text:list-item>
        <text:list-item>
          <text:p text:style-name="P106">Sends welcome email with login credentials </text:p>
        </text:list-item>
        <text:list-item>
          <text:p text:style-name="P107">User can access cast-only features </text:p>
        </text:list-item>
      </text:list>
      <text:h text:style-name="Heading_20_3" text:outline-level="3">Assigning Cast to Productions (Admin Only)</text:h>
      <text:list text:style-name="L53">
        <text:list-item>
          <text:p text:style-name="P108">Navigate to Cast Management or Event Details </text:p>
        </text:list-item>
        <text:list-item>
          <text:p text:style-name="P108">Click "Assign Cast to Production" </text:p>
        </text:list-item>
        <text:list-item>
          <text:p text:style-name="P108">Select cast member (user account) </text:p>
        </text:list-item>
        <text:list-item>
          <text:p text:style-name="P108">Enter: </text:p>
          <text:list>
            <text:list-item>
              <text:p text:style-name="P108">Character name </text:p>
            </text:list-item>
            <text:list-item>
              <text:p text:style-name="P108">Role type (Lead, Supporting, Ensemble) </text:p>
            </text:list-item>
            <text:list-item>
              <text:p text:style-name="P108">Contact phone (optional) </text:p>
            </text:list-item>
            <text:list-item>
              <text:p text:style-name="P108">Director's notes (optional) </text:p>
            </text:list-item>
          </text:list>
        </text:list-item>
        <text:list-item>
          <text:p text:style-name="P108">Select production/event </text:p>
        </text:list-item>
        <text:list-item>
          <text:p text:style-name="P109">Click "Assign to Production" </text:p>
        </text:list-item>
      </text:list>
      <text:p text:style-name="Text_20_body"><text:span text:style-name="Strong_20_Emphasis">Notification Features:</text:span></text:p>
      <text:list text:style-name="L54">
        <text:list-item>
          <text:p text:style-name="P110">Email sent with production details </text:p>
        </text:list-item>
        <text:list-item>
          <text:p text:style-name="P110">Character information included </text:p>
        </text:list-item>
        <text:list-item>
          <text:p text:style-name="P111">Cast member gains access to production in their portal </text:p>
        </text:list-item>
      </text:list>
      <text:h text:style-name="Heading_20_3" text:outline-level="3">Cast Schedules (Admin Only)</text:h>
      <text:p text:style-name="Text_20_body">Add cast-specific timeline items:</text:p>
      <text:list text:style-name="L55">
        <text:list-item>
          <text:p text:style-name="P112">Open event in cast or crew view </text:p>
        </text:list-item>
        <text:list-item>
          <text:p text:style-name="P112">Navigate to Cast Schedule section </text:p>
        </text:list-item>
        <text:list-item>
          <text:p text:style-name="P112">Click "Add Schedule" </text:p>
        </text:list-item>
        <text:list-item>
          <text:p text:style-name="P112">Enter: </text:p>
          <text:list>
            <text:list-item>
              <text:p text:style-name="P112">Title (e.g., "Rehearsal", "Costume Fitting") </text:p>
            </text:list-item>
            <text:list-item>
              <text:p text:style-name="P112">Time </text:p>
            </text:list-item>
            <text:list-item>
              <text:p text:style-name="P112">Description </text:p>
            </text:list-item>
          </text:list>
        </text:list-item>
        <text:list-item>
          <text:p text:style-name="P113">Click "Add Schedule" </text:p>
        </text:list-item>
      </text:list>
      <text:h text:style-name="Heading_20_3" text:outline-level="3">Cast Notes (Admin Only)</text:h>
      <text:p text:style-name="Text_20_body">Add production notes for cast members:</text:p>
      <text:list text:style-name="L56">
        <text:list-item>
          <text:p text:style-name="P114"><text:soft-page-break/>Open event details </text:p>
        </text:list-item>
        <text:list-item>
          <text:p text:style-name="P114">Navigate to Cast Notes section </text:p>
        </text:list-item>
        <text:list-item>
          <text:p text:style-name="P114">Click "Add Note" </text:p>
        </text:list-item>
        <text:list-item>
          <text:p text:style-name="P114">Enter note content </text:p>
        </text:list-item>
        <text:list-item>
          <text:p text:style-name="P115">Click "Add Note" </text:p>
        </text:list-item>
      </text:list>
      <text:p text:style-name="Text_20_body"><text:span text:style-name="Strong_20_Emphasis">Note Features:</text:span></text:p>
      <text:list text:style-name="L57">
        <text:list-item>
          <text:p text:style-name="P116">Visible only to cast members and admins </text:p>
        </text:list-item>
        <text:list-item>
          <text:p text:style-name="P116">Yellow highlighting for visibility </text:p>
        </text:list-item>
        <text:list-item>
          <text:p text:style-name="P116">Shows author and timestamp </text:p>
        </text:list-item>
        <text:list-item>
          <text:p text:style-name="P117">Can be edited and deleted </text:p>
        </text:list-item>
      </text:list>
      <text:h text:style-name="Heading_20_3" text:outline-level="3">Cast Run Lists (Admin Only)</text:h>
      <text:p text:style-name="Text_20_body">Create scene-by-scene production order:</text:p>
      <text:list text:style-name="L58">
        <text:list-item>
          <text:p text:style-name="P118">Open event in cast view </text:p>
        </text:list-item>
        <text:list-item>
          <text:p text:style-name="P118">Navigate to Cast Run List </text:p>
        </text:list-item>
        <text:list-item>
          <text:p text:style-name="P118">Click "Add Item" </text:p>
        </text:list-item>
        <text:list-item>
          <text:p text:style-name="P118">Enter: </text:p>
          <text:list>
            <text:list-item>
              <text:p text:style-name="P118">Title (scene/song name) </text:p>
            </text:list-item>
            <text:list-item>
              <text:p text:style-name="P118">Item type (Scene, Song, Dance, Intermission) </text:p>
            </text:list-item>
            <text:list-item>
              <text:p text:style-name="P118">Duration </text:p>
            </text:list-item>
            <text:list-item>
              <text:p text:style-name="P118">Cast involved (character names) </text:p>
            </text:list-item>
            <text:list-item>
              <text:p text:style-name="P118">Description </text:p>
            </text:list-item>
            <text:list-item>
              <text:p text:style-name="P118">Notes </text:p>
            </text:list-item>
          </text:list>
        </text:list-item>
        <text:list-item>
          <text:p text:style-name="P119">Click "Add Item" </text:p>
        </text:list-item>
      </text:list>
      <text:p text:style-name="Text_20_body"><text:span text:style-name="Strong_20_Emphasis">Run List Features:</text:span></text:p>
      <text:list text:style-name="L59">
        <text:list-item>
          <text:p text:style-name="P120">Drag and drop to reorder </text:p>
        </text:list-item>
        <text:list-item>
          <text:p text:style-name="P120">Color-coded by type </text:p>
        </text:list-item>
        <text:list-item>
          <text:p text:style-name="P120">Shows duration </text:p>
        </text:list-item>
        <text:list-item>
          <text:p text:style-name="P120">Lists involved characters </text:p>
        </text:list-item>
        <text:list-item>
          <text:p text:style-name="P121">Exported to PDF </text:p>
        </text:list-item>
      </text:list>
      <text:h text:style-name="Heading_20_3" text:outline-level="3">Cast Event Details</text:h>
      <text:p text:style-name="Text_20_body">Cast members viewing event details see:</text:p>
      <text:list text:style-name="L60">
        <text:list-item>
          <text:p text:style-name="P122">Their character and role information </text:p>
        </text:list-item>
        <text:list-item>
          <text:p text:style-name="P122">Director's notes for their role </text:p>
        </text:list-item>
        <text:list-item>
          <text:p text:style-name="P122">Cast-specific description </text:p>
        </text:list-item>
        <text:list-item>
          <text:p text:style-name="P122">Cast schedules (call times, rehearsals) </text:p>
        </text:list-item>
        <text:list-item>
          <text:p text:style-name="P122">Cast notes </text:p>
        </text:list-item>
        <text:list-item>
          <text:p text:style-name="P122">Cast run list </text:p>
        </text:list-item>
        <text:list-item>
          <text:p text:style-name="P123">Other cast members in production </text:p>
        </text:list-item>
      </text:list>
      <text:p text:style-name="Horizontal_20_Line"/>
      <text:h text:style-name="Heading_20_2" text:outline-level="2"><text:soft-page-break/>Stage Plans</text:h>
      <text:p text:style-name="Text_20_body">Upload and share stage layouts, diagrams, and setup guides.</text:p>
      <text:h text:style-name="Heading_20_3" text:outline-level="3">Uploading Stage Plans</text:h>
      <text:list text:style-name="L61">
        <text:list-item>
          <text:p text:style-name="P124">Navigate to Stage Plans </text:p>
        </text:list-item>
        <text:list-item>
          <text:p text:style-name="P124">Click "Upload Stage Plan" </text:p>
        </text:list-item>
        <text:list-item>
          <text:p text:style-name="P124">Enter title for the plan </text:p>
        </text:list-item>
        <text:list-item>
          <text:p text:style-name="P124">Select event (optional) </text:p>
        </text:list-item>
        <text:list-item>
          <text:p text:style-name="P124">Choose file (images or PDFs accepted) </text:p>
        </text:list-item>
        <text:list-item>
          <text:p text:style-name="P125">Click "Upload" </text:p>
        </text:list-item>
      </text:list>
      <text:p text:style-name="Text_20_body"><text:span text:style-name="Strong_20_Emphasis">Supported Formats:</text:span></text:p>
      <text:list text:style-name="L62">
        <text:list-item>
          <text:p text:style-name="P126">PNG, JPG, JPEG, GIF, WebP (images) </text:p>
        </text:list-item>
        <text:list-item>
          <text:p text:style-name="P126">PDF documents </text:p>
        </text:list-item>
        <text:list-item>
          <text:p text:style-name="P127">Maximum file size: 16MB </text:p>
        </text:list-item>
      </text:list>
      <text:h text:style-name="Heading_20_3" text:outline-level="3">Viewing Stage Plans</text:h>
      <text:list text:style-name="L63">
        <text:list-item>
          <text:p text:style-name="P128">Filter by event or view all plans </text:p>
        </text:list-item>
        <text:list-item>
          <text:p text:style-name="P128">See uploader and upload date </text:p>
        </text:list-item>
        <text:list-item>
          <text:p text:style-name="P128">Click image to view full-size </text:p>
        </text:list-item>
        <text:list-item>
          <text:p text:style-name="P128">Download original file </text:p>
        </text:list-item>
        <text:list-item>
          <text:p text:style-name="P129">View plan information </text:p>
        </text:list-item>
      </text:list>
      <text:h text:style-name="Heading_20_3" text:outline-level="3">Deleting Stage Plans</text:h>
      <text:list text:style-name="L64">
        <text:list-item>
          <text:p text:style-name="P130">Locate stage plan </text:p>
        </text:list-item>
        <text:list-item>
          <text:p text:style-name="P130">Click "Delete" button </text:p>
        </text:list-item>
        <text:list-item>
          <text:p text:style-name="P130">Confirm deletion </text:p>
        </text:list-item>
        <text:list-item>
          <text:p text:style-name="P131">File is removed from server </text:p>
        </text:list-item>
      </text:list>
      <text:p text:style-name="Text_20_body"><text:span text:style-name="Strong_20_Emphasis">Note:</text:span> Stage plans are included in event PDF exports if they are images.</text:p>
      <text:p text:style-name="Horizontal_20_Line"/>
      <text:h text:style-name="Heading_20_2" text:outline-level="2">Calendar and Scheduling</text:h>
      <text:h text:style-name="Heading_20_3" text:outline-level="3">Calendar View</text:h>
      <text:p text:style-name="Text_20_body">The calendar shows:</text:p>
      <text:list text:style-name="L65">
        <text:list-item>
          <text:p text:style-name="P132">Upcoming events (in cards) </text:p>
        </text:list-item>
        <text:list-item>
          <text:p text:style-name="P132">Past events (in table) </text:p>
        </text:list-item>
        <text:list-item>
          <text:p text:style-name="P132">Event dates and times </text:p>
        </text:list-item>
        <text:list-item>
          <text:p text:style-name="P132">Location information </text:p>
        </text:list-item>
        <text:list-item>
          <text:p text:style-name="P133">Crew count for each event </text:p>
        </text:list-item>
      </text:list>
      <text:h text:style-name="Heading_20_3" text:outline-level="3"><text:soft-page-break/>Calendar Subscription (iCal Sync)</text:h>
      <text:p text:style-name="Text_20_body">Subscribe to automatically sync events with Google Calendar, Apple Calendar, or Outlook:</text:p>
      <text:list text:style-name="L66">
        <text:list-item>
          <text:p text:style-name="P134">Click "Subscribe" button on calendar page </text:p>
        </text:list-item>
        <text:list-item>
          <text:p text:style-name="P134">Click "Copy Calendar URL" </text:p>
        </text:list-item>
        <text:list-item>
          <text:p text:style-name="P134">Open your calendar application </text:p>
        </text:list-item>
        <text:list-item>
          <text:p text:style-name="P134">Add calendar by URL (settings vary by application) </text:p>
        </text:list-item>
        <text:list-item>
          <text:p text:style-name="P135">Paste the copied URL </text:p>
        </text:list-item>
      </text:list>
      <text:p text:style-name="Text_20_body"><text:span text:style-name="Strong_20_Emphasis">Sync Features:</text:span></text:p>
      <text:list text:style-name="L67">
        <text:list-item>
          <text:p text:style-name="P136">Automatic updates (hourly refresh) </text:p>
        </text:list-item>
        <text:list-item>
          <text:p text:style-name="P136">Includes event details </text:p>
        </text:list-item>
        <text:list-item>
          <text:p text:style-name="P136">Shows crew assignments </text:p>
        </text:list-item>
        <text:list-item>
          <text:p text:style-name="P136">Displays schedule timeline </text:p>
        </text:list-item>
        <text:list-item>
          <text:p text:style-name="P137">Individual schedule items as separate events </text:p>
        </text:list-item>
      </text:list>
      <text:p text:style-name="Text_20_body"><text:span text:style-name="Strong_20_Emphasis">For Google Calendar:</text:span></text:p>
      <text:list text:style-name="L68">
        <text:list-item>
          <text:p text:style-name="P138">Go to Google Calendar settings </text:p>
        </text:list-item>
        <text:list-item>
          <text:p text:style-name="P138">Click "Add other calendars" &gt; "From URL" </text:p>
        </text:list-item>
        <text:list-item>
          <text:p text:style-name="P138">Paste the ShowWise calendar URL </text:p>
        </text:list-item>
        <text:list-item>
          <text:p text:style-name="P139">Events appear automatically </text:p>
        </text:list-item>
      </text:list>
      <text:h text:style-name="Heading_20_3" text:outline-level="3">Filtering Events</text:h>
      <text:list text:style-name="L69">
        <text:list-item>
          <text:p text:style-name="P140"><text:span text:style-name="Strong_20_Emphasis">Upcoming</text:span>: Events starting from today forward </text:p>
        </text:list-item>
        <text:list-item>
          <text:p text:style-name="P140"><text:span text:style-name="Strong_20_Emphasis">Past</text:span>: Historical events for reference </text:p>
        </text:list-item>
        <text:list-item>
          <text:p text:style-name="P140">Both views sortable by date </text:p>
        </text:list-item>
        <text:list-item>
          <text:p text:style-name="P141">Click any event to view full details </text:p>
        </text:list-item>
      </text:list>
      <text:p text:style-name="Horizontal_20_Line"/>
      <text:h text:style-name="Heading_20_2" text:outline-level="2"/>
      <text:h text:style-name="P3" text:outline-level="2">Hired Equipment</text:h>
      <text:p text:style-name="Text_20_body">Track rental equipment, return dates, and pre-return checklists.</text:p>
      <text:h text:style-name="Heading_20_3" text:outline-level="3">Adding Hired Equipment (Admin Only)</text:h>
      <text:list text:style-name="L70">
        <text:list-item>
          <text:p text:style-name="P142">Navigate to Hired Equipment </text:p>
        </text:list-item>
        <text:list-item>
          <text:p text:style-name="P142">Click "Add Hired Equipment" </text:p>
        </text:list-item>
        <text:list-item>
          <text:p text:style-name="P142">Fill in details: </text:p>
          <text:list>
            <text:list-item>
              <text:p text:style-name="P142">Equipment name (required) </text:p>
            </text:list-item>
            <text:list-item>
              <text:p text:style-name="P142">Supplier/company </text:p>
            </text:list-item>
            <text:list-item>
              <text:p text:style-name="P142">Hire date (required) </text:p>
            </text:list-item>
            <text:list-item>
              <text:p text:style-name="P142">Return date (required) </text:p>
            </text:list-item>
            <text:list-item>
              <text:p text:style-name="P142">Cost (e.g., "$500/week") </text:p>
            </text:list-item>
            <text:list-item>
              <text:p text:style-name="P142">Quantity (default: 1) </text:p>
            </text:list-item>
            <text:list-item>
              <text:p text:style-name="P142">Link to event (optional) </text:p>
            </text:list-item>
            <text:list-item>
              <text:p text:style-name="P142">Notes </text:p>
            </text:list-item>
          </text:list>
        </text:list-item>
        <text:list-item>
          <text:p text:style-name="P143">Click "Save Hired Equipment" </text:p>
        </text:list-item>
      </text:list>
      <text:p text:style-name="Text_20_body"><text:span text:style-name="Strong_20_Emphasis">Automatic Features:</text:span></text:p>
      <text:list text:style-name="L71">
        <text:list-item>
          <text:p text:style-name="P144">Default checklist items created </text:p>
        </text:list-item>
        <text:list-item>
          <text:p text:style-name="P144">Due date tracking </text:p>
        </text:list-item>
        <text:list-item>
          <text:p text:style-name="P145">Warning notifications for approaching returns </text:p>
        </text:list-item>
      </text:list>
      <text:h text:style-name="Heading_20_3" text:outline-level="3">Viewing Hired Equipment</text:h>
      <text:p text:style-name="Text_20_body"><text:span text:style-name="Strong_20_Emphasis">Active Hires:</text:span></text:p>
      <text:list text:style-name="L72">
        <text:list-item>
          <text:p text:style-name="P146">Shows all unreturned equipment </text:p>
        </text:list-item>
        <text:list-item>
          <text:p text:style-name="P146">Color-coded by status: </text:p>
          <text:list>
            <text:list-item>
              <text:p text:style-name="P146">Red border: Overdue </text:p>
            </text:list-item>
            <text:list-item>
              <text:p text:style-name="P146">Yellow/Orange border: Due within 7 days </text:p>
            </text:list-item>
            <text:list-item>
              <text:p text:style-name="P146">Blue border: Not yet due </text:p>
            </text:list-item>
          </text:list>
        </text:list-item>
        <text:list-item>
          <text:p text:style-name="P146">Displays days until return </text:p>
        </text:list-item>
        <text:list-item>
          <text:p text:style-name="P147">Shows supplier and cost information </text:p>
        </text:list-item>
      </text:list>
      <text:p text:style-name="Text_20_body"><text:span text:style-name="Strong_20_Emphasis">Returned Equipment:</text:span></text:p>
      <text:list text:style-name="L73">
        <text:list-item>
          <text:p text:style-name="P148">Historical record of returned items </text:p>
        </text:list-item>
        <text:list-item>
          <text:p text:style-name="P148">Shows hire date and return date </text:p>
        </text:list-item>
        <text:list-item>
          <text:p text:style-name="P149">Maintains cost records </text:p>
        </text:list-item>
      </text:list>
      <text:h text:style-name="Heading_20_3" text:outline-level="3"/>
      <text:h text:style-name="P35" text:outline-level="3">Pre-Return Checklists</text:h>
      <text:p text:style-name="Text_20_body">Before returning equipment, complete the checklist:</text:p>
      <text:list text:style-name="L74">
        <text:list-item>
          <text:p text:style-name="P150">Click "Checklist" button on hired equipment item </text:p>
        </text:list-item>
        <text:list-item>
          <text:p text:style-name="P150">Review default checklist items: </text:p>
          <text:list>
            <text:list-item>
              <text:p text:style-name="P150">All items present </text:p>
            </text:list-item>
            <text:list-item>
              <text:p text:style-name="P150">No damage </text:p>
            </text:list-item>
            <text:list-item>
              <text:p text:style-name="P150">Clean condition </text:p>
            </text:list-item>
            <text:list-item>
              <text:p text:style-name="P150">All accessories included </text:p>
            </text:list-item>
            <text:list-item>
              <text:p text:style-name="P150">Documentation returned </text:p>
            </text:list-item>
          </text:list>
        </text:list-item>
        <text:list-item>
          <text:p text:style-name="P150">Check off completed items </text:p>
        </text:list-item>
        <text:list-item>
          <text:p text:style-name="P150">Add custom checklist items if needed </text:p>
        </text:list-item>
        <text:list-item>
          <text:p text:style-name="P151">Complete all items before marking as returned </text:p>
        </text:list-item>
      </text:list>
      <text:h text:style-name="Heading_20_3" text:outline-level="3">Marking Equipment as Returned</text:h>
      <text:list text:style-name="L75">
        <text:list-item>
          <text:p text:style-name="P152">Ensure checklist is complete </text:p>
        </text:list-item>
        <text:list-item>
          <text:p text:style-name="P152">Click "Mark Returned" button (checkmark icon) </text:p>
        </text:list-item>
        <text:list-item>
          <text:p text:style-name="P152">Confirm action </text:p>
        </text:list-item>
        <text:list-item>
          <text:p text:style-name="P153">Item moves to returned equipment list </text:p>
        </text:list-item>
      </text:list>
      <text:h text:style-name="Heading_20_3" text:outline-level="3">Bulk Delete (Admin Only)</text:h>
      <text:p text:style-name="Text_20_body">Delete multiple items at once:</text:p>
      <text:list text:style-name="L76">
        <text:list-item>
          <text:p text:style-name="P154">Click "Bulk Delete Mode" </text:p>
        </text:list-item>
        <text:list-item>
          <text:p text:style-name="P154">Select items with checkboxes </text:p>
        </text:list-item>
        <text:list-item>
          <text:p text:style-name="P154">Click "Delete X Items" button </text:p>
        </text:list-item>
        <text:list-item>
          <text:p text:style-name="P155">Confirm deletion </text:p>
        </text:list-item>
      </text:list>
      <text:h text:style-name="Heading_20_3" text:outline-level="3">Importing Hired Equipment (Admin Only)</text:h>
      <text:p text:style-name="Text_20_body"><text:span text:style-name="Strong_20_Emphasis">CSV Import:</text:span></text:p>
      <text:list text:style-name="L77">
        <text:list-item>
          <text:p text:style-name="P156">Prepare CSV with columns: name, supplier, hire_date, return_date, cost, quantity, notes </text:p>
        </text:list-item>
        <text:list-item>
          <text:p text:style-name="P156">Use YYYY-MM-DD format for dates </text:p>
        </text:list-item>
        <text:list-item>
          <text:p text:style-name="P156">Click "Import CSV" </text:p>
        </text:list-item>
        <text:list-item>
          <text:p text:style-name="P156">Select file </text:p>
        </text:list-item>
        <text:list-item>
          <text:p text:style-name="P157">Click "Import" </text:p>
        </text:list-item>
      </text:list>
      <text:p text:style-name="Horizontal_20_Line"/>
      <text:h text:style-name="Heading_20_2" text:outline-level="2"/>
      <text:h text:style-name="P3" text:outline-level="2">Personal To-Do Lists</text:h>
      <text:p text:style-name="Text_20_body">Manage personal tasks and production responsibilities.</text:p>
      <text:h text:style-name="Heading_20_3" text:outline-level="3">Creating To-Do Items</text:h>
      <text:list text:style-name="L78">
        <text:list-item>
          <text:p text:style-name="P158">Navigate to My To-Do List </text:p>
        </text:list-item>
        <text:list-item>
          <text:p text:style-name="P158">Click "Add Task" </text:p>
        </text:list-item>
        <text:list-item>
          <text:p text:style-name="P158">Fill in: </text:p>
          <text:list>
            <text:list-item>
              <text:p text:style-name="P158">Task title (required) </text:p>
            </text:list-item>
            <text:list-item>
              <text:p text:style-name="P158">Description (optional) </text:p>
            </text:list-item>
            <text:list-item>
              <text:p text:style-name="P158">Priority (Low, Medium, High) </text:p>
            </text:list-item>
            <text:list-item>
              <text:p text:style-name="P158">Due date (optional) </text:p>
            </text:list-item>
            <text:list-item>
              <text:p text:style-name="P158">Link to event (optional) </text:p>
            </text:list-item>
          </text:list>
        </text:list-item>
        <text:list-item>
          <text:p text:style-name="P159">Click "Add Task" </text:p>
        </text:list-item>
      </text:list>
      <text:h text:style-name="Heading_20_3" text:outline-level="3">Managing Tasks</text:h>
      <text:p text:style-name="Text_20_body"><text:span text:style-name="Strong_20_Emphasis">Complete a Task:</text:span></text:p>
      <text:list text:style-name="L79">
        <text:list-item>
          <text:p text:style-name="P160">Click checkbox next to task </text:p>
        </text:list-item>
        <text:list-item>
          <text:p text:style-name="P160">Task marked with strikethrough </text:p>
        </text:list-item>
        <text:list-item>
          <text:p text:style-name="P161">Progress indicator updates </text:p>
        </text:list-item>
      </text:list>
      <text:p text:style-name="Text_20_body"><text:span text:style-name="Strong_20_Emphasis">Delete a Task:</text:span></text:p>
      <text:list text:style-name="L80">
        <text:list-item>
          <text:p text:style-name="P162">Click trash icon </text:p>
        </text:list-item>
        <text:list-item>
          <text:p text:style-name="P163">Confirm deletion </text:p>
        </text:list-item>
      </text:list>
      <text:h text:style-name="Heading_20_3" text:outline-level="3">Filtering Tasks</text:h>
      <text:list text:style-name="L81">
        <text:list-item>
          <text:p text:style-name="P164"><text:span text:style-name="Strong_20_Emphasis">All</text:span>: View all tasks </text:p>
        </text:list-item>
        <text:list-item>
          <text:p text:style-name="P164"><text:span text:style-name="Strong_20_Emphasis">Active</text:span>: Only incomplete tasks </text:p>
        </text:list-item>
        <text:list-item>
          <text:p text:style-name="P165"><text:span text:style-name="Strong_20_Emphasis">Completed</text:span>: Only finished tasks </text:p>
        </text:list-item>
      </text:list>
      <text:h text:style-name="Heading_20_3" text:outline-level="3">Task Priority Levels</text:h>
      <text:list text:style-name="L82">
        <text:list-item>
          <text:p text:style-name="P166"><text:span text:style-name="Strong_20_Emphasis">High (Red)</text:span>: Urgent tasks requiring immediate attention </text:p>
        </text:list-item>
        <text:list-item>
          <text:p text:style-name="P166"><text:span text:style-name="Strong_20_Emphasis">Medium (Yellow)</text:span>: Important tasks with normal priority </text:p>
        </text:list-item>
        <text:list-item>
          <text:p text:style-name="P167"><text:span text:style-name="Strong_20_Emphasis">Low (Green)</text:span>: Tasks that can wait </text:p>
        </text:list-item>
      </text:list>
      <text:h text:style-name="Heading_20_3" text:outline-level="3">Progress Tracking</text:h>
      <text:p text:style-name="Text_20_body">Dashboard shows:</text:p>
      <text:list text:style-name="L83">
        <text:list-item>
          <text:p text:style-name="P168">Total tasks </text:p>
        </text:list-item>
        <text:list-item>
          <text:p text:style-name="P168">Completed tasks </text:p>
        </text:list-item>
        <text:list-item>
          <text:p text:style-name="P168">Percentage complete </text:p>
        </text:list-item>
        <text:list-item>
          <text:p text:style-name="P169">Visual progress circle </text:p>
        </text:list-item>
      </text:list>
      <text:p text:style-name="Horizontal_20_Line"/>
      <text:h text:style-name="Heading_20_2" text:outline-level="2"><text:soft-page-break/>Discord Integration</text:h>
      <text:p text:style-name="Text_20_body">Connect your Discord account for notifications and quick access.</text:p>
      <text:h text:style-name="Heading_20_3" text:outline-level="3">Linking Your Discord Account</text:h>
      <text:p text:style-name="Text_20_body"><text:span text:style-name="Strong_20_Emphasis">Option 1: From Web App</text:span></text:p>
      <text:list text:style-name="L84">
        <text:list-item>
          <text:p text:style-name="P170">Navigate to Discord Settings </text:p>
        </text:list-item>
        <text:list-item>
          <text:p text:style-name="P170">Note your username </text:p>
        </text:list-item>
        <text:list-item>
          <text:p text:style-name="P170">Use Discord bot command <text:span text:style-name="Source_20_Text">/link-account</text:span> </text:p>
        </text:list-item>
        <text:list-item>
          <text:p text:style-name="P171">Follow verification process </text:p>
        </text:list-item>
      </text:list>
      <text:p text:style-name="Text_20_body"><text:span text:style-name="Strong_20_Emphasis">Option 2: From Discord</text:span></text:p>
      <text:list text:style-name="L85">
        <text:list-item>
          <text:p text:style-name="P172">Use command <text:span text:style-name="Source_20_Text">/link-account</text:span> </text:p>
        </text:list-item>
        <text:list-item>
          <text:p text:style-name="P172">Enter ShowWise username </text:p>
        </text:list-item>
        <text:list-item>
          <text:p text:style-name="P172">Enter ShowWise password </text:p>
        </text:list-item>
        <text:list-item>
          <text:p text:style-name="P173">Accounts are linked </text:p>
        </text:list-item>
      </text:list>
      <text:h text:style-name="Heading_20_3" text:outline-level="3">Discord Bot Commands</text:h>
      <text:p text:style-name="Text_20_body"><text:span text:style-name="Strong_20_Emphasis">Account Management:</text:span></text:p>
      <text:list text:style-name="L86">
        <text:list-item>
          <text:p text:style-name="P174"><text:span text:style-name="Source_20_Text">/create-account</text:span> - Create new ShowWise account </text:p>
        </text:list-item>
        <text:list-item>
          <text:p text:style-name="P175"><text:span text:style-name="Source_20_Text">/link-account</text:span> - Link Discord to existing account </text:p>
        </text:list-item>
      </text:list>
      <text:p text:style-name="Text_20_body"><text:span text:style-name="Strong_20_Emphasis">Information:</text:span></text:p>
      <text:list text:style-name="L87">
        <text:list-item>
          <text:p text:style-name="P176"><text:span text:style-name="Source_20_Text">/events</text:span> - List upcoming events </text:p>
        </text:list-item>
        <text:list-item>
          <text:p text:style-name="P176"><text:span text:style-name="Source_20_Text">/my-events</text:span> - View your assigned events </text:p>
        </text:list-item>
        <text:list-item>
          <text:p text:style-name="P176"><text:span text:style-name="Source_20_Text">/find [query]</text:span> - Search equipment </text:p>
        </text:list-item>
        <text:list-item>
          <text:p text:style-name="P176"><text:span text:style-name="Source_20_Text">/pick-list [event_id]</text:span> - View pick list for event </text:p>
        </text:list-item>
        <text:list-item>
          <text:p text:style-name="P177"><text:span text:style-name="Source_20_Text">/crew [event_id]</text:span> - List crew for event </text:p>
        </text:list-item>
      </text:list>
      <text:p text:style-name="Text_20_body"><text:span text:style-name="Strong_20_Emphasis">Actions:</text:span></text:p>
      <text:list text:style-name="L88">
        <text:list-item>
          <text:p text:style-name="P178"><text:span text:style-name="Source_20_Text">/join-event [event_id]</text:span> - Assign yourself to event </text:p>
        </text:list-item>
        <text:list-item>
          <text:p text:style-name="P179"><text:span text:style-name="Source_20_Text">/leave-event [event_id]</text:span> - Remove yourself from event </text:p>
        </text:list-item>
      </text:list>
      <text:p text:style-name="Text_20_body"><text:span text:style-name="Strong_20_Emphasis">Help:</text:span></text:p>
      <text:list text:style-name="L89">
        <text:list-item>
          <text:p text:style-name="P180"><text:span text:style-name="Source_20_Text">/help</text:span> - Show all available commands </text:p>
        </text:list-item>
      </text:list>
      <text:h text:style-name="Heading_20_3" text:outline-level="3">Discord Notifications</text:h>
      <text:p text:style-name="Text_20_body">When linked, receive notifications for:</text:p>
      <text:list text:style-name="L90">
        <text:list-item>
          <text:p text:style-name="P181"><text:span text:style-name="Strong_20_Emphasis">New Events</text:span>: When created by administrators </text:p>
        </text:list-item>
        <text:list-item>
          <text:p text:style-name="P181"><text:span text:style-name="Strong_20_Emphasis">Event Assignments</text:span>: When assigned to crew </text:p>
        </text:list-item>
        <text:list-item>
          <text:p text:style-name="P181"><text:span text:style-name="Strong_20_Emphasis">1 Week Reminder</text:span>: Seven days before event </text:p>
        </text:list-item>
        <text:list-item>
          <text:p text:style-name="P181"><text:span text:style-name="Strong_20_Emphasis">1 Day Reminder</text:span>: One day before event </text:p>
        </text:list-item>
        <text:list-item>
          <text:p text:style-name="P182"><text:span text:style-name="Strong_20_Emphasis">Day Of Notification</text:span>: Morning of event </text:p>
        </text:list-item>
      </text:list>
      <text:p text:style-name="Text_20_body"><text:soft-page-break/><text:span text:style-name="Strong_20_Emphasis">Notification Mentions:</text:span></text:p>
      <text:list text:style-name="L91">
        <text:list-item>
          <text:p text:style-name="P183">Tagged with your Discord username </text:p>
        </text:list-item>
        <text:list-item>
          <text:p text:style-name="P183">Includes event details </text:p>
        </text:list-item>
        <text:list-item>
          <text:p text:style-name="P183">Shows your assigned role </text:p>
        </text:list-item>
        <text:list-item>
          <text:p text:style-name="P184">Links to ShowWise for full details </text:p>
        </text:list-item>
      </text:list>
      <text:h text:style-name="Heading_20_3" text:outline-level="3">Unlinking Discord Account</text:h>
      <text:list text:style-name="L92">
        <text:list-item>
          <text:p text:style-name="P185">Navigate to Discord Settings </text:p>
        </text:list-item>
        <text:list-item>
          <text:p text:style-name="P185">Click "Unlink Account" </text:p>
        </text:list-item>
        <text:list-item>
          <text:p text:style-name="P185">Confirm action </text:p>
        </text:list-item>
        <text:list-item>
          <text:p text:style-name="P185">Discord notifications stop </text:p>
        </text:list-item>
        <text:list-item>
          <text:p text:style-name="P186">Can re-link at any time </text:p>
        </text:list-item>
      </text:list>
      <text:p text:style-name="Horizontal_20_Line"/>
      <text:h text:style-name="Heading_20_2" text:outline-level="2">Admin Functions</text:h>
      <text:h text:style-name="Heading_20_3" text:outline-level="3">User Management</text:h>
      <text:p text:style-name="Text_20_body"><text:span text:style-name="Strong_20_Emphasis">Adding Users:</text:span></text:p>
      <text:list text:style-name="L93">
        <text:list-item>
          <text:p text:style-name="P187">Navigate to Admin Panel </text:p>
        </text:list-item>
        <text:list-item>
          <text:p text:style-name="P187">Click "Add User" </text:p>
        </text:list-item>
        <text:list-item>
          <text:p text:style-name="P187">Enter username, email, password </text:p>
        </text:list-item>
        <text:list-item>
          <text:p text:style-name="P187">Select user role (Crew, Staff, Cast) </text:p>
        </text:list-item>
        <text:list-item>
          <text:p text:style-name="P187">Check "Admin" if giving admin privileges </text:p>
        </text:list-item>
        <text:list-item>
          <text:p text:style-name="P188">Click "Create User" </text:p>
        </text:list-item>
      </text:list>
      <text:p text:style-name="Text_20_body"><text:span text:style-name="Strong_20_Emphasis">Editing Users:</text:span></text:p>
      <text:list text:style-name="L94">
        <text:list-item>
          <text:p text:style-name="P189">Click "Edit" next to user </text:p>
        </text:list-item>
        <text:list-item>
          <text:p text:style-name="P189">Modify information: </text:p>
          <text:list>
            <text:list-item>
              <text:p text:style-name="P189">Username </text:p>
            </text:list-item>
            <text:list-item>
              <text:p text:style-name="P189">Email </text:p>
            </text:list-item>
            <text:list-item>
              <text:p text:style-name="P189">Role </text:p>
            </text:list-item>
            <text:list-item>
              <text:p text:style-name="P189">Admin status </text:p>
            </text:list-item>
            <text:list-item>
              <text:p text:style-name="P189">Discord information </text:p>
            </text:list-item>
            <text:list-item>
              <text:p text:style-name="P189">Password (leave blank to keep current) </text:p>
            </text:list-item>
          </text:list>
        </text:list-item>
        <text:list-item>
          <text:p text:style-name="P190">Click "Save Changes" </text:p>
        </text:list-item>
      </text:list>
      <text:p text:style-name="Text_20_body"><text:span text:style-name="Strong_20_Emphasis">Deleting Users:</text:span></text:p>
      <text:list text:style-name="L95">
        <text:list-item>
          <text:p text:style-name="P191">Click "Delete" next to user </text:p>
        </text:list-item>
        <text:list-item>
          <text:p text:style-name="P191">Confirm deletion </text:p>
        </text:list-item>
        <text:list-item>
          <text:p text:style-name="P192">User and their data are removed </text:p>
        </text:list-item>
      </text:list>
      <text:p text:style-name="Text_20_body"><text:span text:style-name="Strong_20_Emphasis">Note:</text:span> Cannot delete yourself as admin</text:p>
      <text:h text:style-name="Heading_20_3" text:outline-level="3"><text:soft-page-break/>Admin Overview Dashboard</text:h>
      <text:p text:style-name="Text_20_body">Access comprehensive statistics:</text:p>
      <text:list text:style-name="L96">
        <text:list-item>
          <text:p text:style-name="P193">Total users, equipment, events </text:p>
        </text:list-item>
        <text:list-item>
          <text:p text:style-name="P193">Recent activity (last 7 days) </text:p>
        </text:list-item>
        <text:list-item>
          <text:p text:style-name="P193">Active crew count </text:p>
        </text:list-item>
        <text:list-item>
          <text:p text:style-name="P193">Upcoming events with crew </text:p>
        </text:list-item>
        <text:list-item>
          <text:p text:style-name="P194">Equipment usage by category </text:p>
        </text:list-item>
      </text:list>
      <text:p text:style-name="Text_20_body"><text:span text:style-name="Strong_20_Emphasis">Exporting Data:</text:span></text:p>
      <text:list text:style-name="L97">
        <text:list-item>
          <text:p text:style-name="P195">Click "Export Events &amp; Crew" </text:p>
        </text:list-item>
        <text:list-item>
          <text:p text:style-name="P195">Downloads CSV with: </text:p>
          <text:list>
            <text:list-item>
              <text:p text:style-name="P195">Event details </text:p>
            </text:list-item>
            <text:list-item>
              <text:p text:style-name="P195">Crew assignments </text:p>
            </text:list-item>
            <text:list-item>
              <text:p text:style-name="P195">Contact information </text:p>
            </text:list-item>
            <text:list-item>
              <text:p text:style-name="P196">Event status (upcoming/past) </text:p>
            </text:list-item>
          </text:list>
        </text:list-item>
      </text:list>
      <text:h text:style-name="Heading_20_3" text:outline-level="3">Database Management</text:h>
      <text:p text:style-name="Text_20_body"><text:span text:style-name="Strong_20_Emphasis">Creating Backups:</text:span></text:p>
      <text:list text:style-name="L98">
        <text:list-item>
          <text:p text:style-name="P197">Navigate to Admin Panel </text:p>
        </text:list-item>
        <text:list-item>
          <text:p text:style-name="P197">Click "Create Backup" under Database Management </text:p>
        </text:list-item>
        <text:list-item>
          <text:p text:style-name="P197">Backup file created with timestamp </text:p>
        </text:list-item>
        <text:list-item>
          <text:p text:style-name="P198">Download immediately or from backup list </text:p>
        </text:list-item>
      </text:list>
      <text:p text:style-name="Text_20_body"><text:span text:style-name="Strong_20_Emphasis">Backup Features:</text:span></text:p>
      <text:list text:style-name="L99">
        <text:list-item>
          <text:p text:style-name="P199">Timestamped filenames </text:p>
        </text:list-item>
        <text:list-item>
          <text:p text:style-name="P199">Complete database snapshot </text:p>
        </text:list-item>
        <text:list-item>
          <text:p text:style-name="P199">Downloadable files </text:p>
        </text:list-item>
        <text:list-item>
          <text:p text:style-name="P200">Stored in server backups folder </text:p>
        </text:list-item>
      </text:list>
      <text:p text:style-name="Text_20_body"><text:span text:style-name="Strong_20_Emphasis">Restoring from Backup:</text:span></text:p>
      <text:list text:style-name="L100">
        <text:list-item>
          <text:p text:style-name="P201">Click "Restore Backup" </text:p>
        </text:list-item>
        <text:list-item>
          <text:p text:style-name="P201">Select backup file from computer </text:p>
        </text:list-item>
        <text:list-item>
          <text:p text:style-name="P201">Check confirmation checkbox </text:p>
        </text:list-item>
        <text:list-item>
          <text:p text:style-name="P201">Click "Restore Database" </text:p>
        </text:list-item>
        <text:list-item>
          <text:p text:style-name="P202">System reloads with restored data </text:p>
        </text:list-item>
      </text:list>
      <text:p text:style-name="Text_20_body"><text:span text:style-name="Strong_20_Emphasis">Warning:</text:span> Restoring replaces current database entirely.</text:p>
      <text:h text:style-name="Heading_20_3" text:outline-level="3">Equipment Import Tools</text:h>
      <text:p text:style-name="Text_20_body"><text:span text:style-name="Strong_20_Emphasis">CSV Import:</text:span></text:p>
      <text:list text:style-name="L101">
        <text:list-item>
          <text:p text:style-name="P203">Add equipment in bulk from spreadsheet </text:p>
        </text:list-item>
        <text:list-item>
          <text:p text:style-name="P203">Columns: barcode, name, category, location, notes </text:p>
        </text:list-item>
        <text:list-item>
          <text:p text:style-name="P203">Skips duplicate barcodes </text:p>
        </text:list-item>
        <text:list-item>
          <text:p text:style-name="P204">Reports number imported </text:p>
        </text:list-item>
      </text:list>
      <text:p text:style-name="Text_20_body"><text:soft-page-break/><text:span text:style-name="Strong_20_Emphasis">SheetDB Integration:</text:span></text:p>
      <text:list text:style-name="L102">
        <text:list-item>
          <text:p text:style-name="P205">Connect Google Sheets via SheetDB API </text:p>
        </text:list-item>
        <text:list-item>
          <text:p text:style-name="P205">Live data import </text:p>
        </text:list-item>
        <text:list-item>
          <text:p text:style-name="P205">Same column structure as CSV </text:p>
        </text:list-item>
        <text:list-item>
          <text:p text:style-name="P206">Updates equipment database </text:p>
        </text:list-item>
      </text:list>
      <text:h text:style-name="Heading_20_3" text:outline-level="3">System Statistics</text:h>
      <text:p text:style-name="Text_20_body">Monitor system health:</text:p>
      <text:list text:style-name="L103">
        <text:list-item>
          <text:p text:style-name="P207">Recent user growth </text:p>
        </text:list-item>
        <text:list-item>
          <text:p text:style-name="P207">Equipment additions </text:p>
        </text:list-item>
        <text:list-item>
          <text:p text:style-name="P207">Event creation rate </text:p>
        </text:list-item>
        <text:list-item>
          <text:p text:style-name="P207">Active crew participation </text:p>
        </text:list-item>
        <text:list-item>
          <text:p text:style-name="P208">Equipment usage patterns </text:p>
        </text:list-item>
      </text:list>
      <text:p text:style-name="Horizontal_20_Line"/>
      <text:h text:style-name="Heading_20_2" text:outline-level="2">Mobile Usage</text:h>
      <text:p text:style-name="Text_20_body">ShowWise is fully responsive and works on all devices.</text:p>
      <text:h text:style-name="Heading_20_3" text:outline-level="3">Mobile Navigation</text:h>
      <text:list text:style-name="L104">
        <text:list-item>
          <text:p text:style-name="P209">Hamburger menu (three lines) opens sidebar </text:p>
        </text:list-item>
        <text:list-item>
          <text:p text:style-name="P209">Tap outside sidebar to close </text:p>
        </text:list-item>
        <text:list-item>
          <text:p text:style-name="P209">All features accessible on mobile </text:p>
        </text:list-item>
        <text:list-item>
          <text:p text:style-name="P210">Optimized touch targets </text:p>
        </text:list-item>
      </text:list>
      <text:h text:style-name="Heading_20_3" text:outline-level="3">Mobile Barcode Scanning</text:h>
      <text:list text:style-name="L105">
        <text:list-item>
          <text:p text:style-name="P211">Open Equipment page </text:p>
        </text:list-item>
        <text:list-item>
          <text:p text:style-name="P211">Tap "Scan Barcode" </text:p>
        </text:list-item>
        <text:list-item>
          <text:p text:style-name="P211">Tap "Start Camera" </text:p>
        </text:list-item>
        <text:list-item>
          <text:p text:style-name="P211">Point phone camera at barcode </text:p>
        </text:list-item>
        <text:list-item>
          <text:p text:style-name="P211">Auto-detects and looks up equipment </text:p>
        </text:list-item>
        <text:list-item>
          <text:p text:style-name="P212">View details on screen </text:p>
        </text:list-item>
      </text:list>
      <text:p text:style-name="Text_20_body"><text:span text:style-name="Strong_20_Emphasis">Tips:</text:span></text:p>
      <text:list text:style-name="L106">
        <text:list-item>
          <text:p text:style-name="P213">Ensure good lighting </text:p>
        </text:list-item>
        <text:list-item>
          <text:p text:style-name="P213">Hold camera steady </text:p>
        </text:list-item>
        <text:list-item>
          <text:p text:style-name="P213">Keep barcode in frame </text:p>
        </text:list-item>
        <text:list-item>
          <text:p text:style-name="P214">Works with front or rear camera </text:p>
        </text:list-item>
      </text:list>
      <text:h text:style-name="Heading_20_3" text:outline-level="3">Mobile Pick Lists</text:h>
      <text:list text:style-name="L107">
        <text:list-item>
          <text:p text:style-name="P215">Swipe to scroll long lists </text:p>
        </text:list-item>
        <text:list-item>
          <text:p text:style-name="P215">Tap checkboxes to mark items </text:p>
        </text:list-item>
        <text:list-item>
          <text:p text:style-name="P215">Equipment details expand on tap </text:p>
        </text:list-item>
        <text:list-item>
          <text:p text:style-name="P215">Progress bar always visible </text:p>
        </text:list-item>
        <text:list-item>
          <text:p text:style-name="P216"><text:soft-page-break/>Add items with + button </text:p>
        </text:list-item>
      </text:list>
      <text:h text:style-name="Heading_20_3" text:outline-level="3">Mobile Event View</text:h>
      <text:list text:style-name="L108">
        <text:list-item>
          <text:p text:style-name="P217">Scroll to see all event details </text:p>
        </text:list-item>
        <text:list-item>
          <text:p text:style-name="P217">Crew list displays in cards on mobile </text:p>
        </text:list-item>
        <text:list-item>
          <text:p text:style-name="P217">Schedule items stack vertically </text:p>
        </text:list-item>
        <text:list-item>
          <text:p text:style-name="P217">Notes expand to full width </text:p>
        </text:list-item>
        <text:list-item>
          <text:p text:style-name="P218">All buttons accessible </text:p>
        </text:list-item>
      </text:list>
      <text:h text:style-name="Heading_20_3" text:outline-level="3">Mobile Calendar</text:h>
      <text:list text:style-name="L109">
        <text:list-item>
          <text:p text:style-name="P219">Events display in cards </text:p>
        </text:list-item>
        <text:list-item>
          <text:p text:style-name="P219">Tap to view full details </text:p>
        </text:list-item>
        <text:list-item>
          <text:p text:style-name="P219">Scrollable date selection </text:p>
        </text:list-item>
        <text:list-item>
          <text:p text:style-name="P219">Filter dropdown accessible </text:p>
        </text:list-item>
        <text:list-item>
          <text:p text:style-name="P220">Add event button prominent </text:p>
        </text:list-item>
      </text:list>
      <text:p text:style-name="Horizontal_20_Line"/>
      <text:h text:style-name="Heading_20_2" text:outline-level="2">Troubleshooting</text:h>
      <text:h text:style-name="Heading_20_3" text:outline-level="3">Login Issues</text:h>
      <text:p text:style-name="Text_20_body"><text:span text:style-name="Strong_20_Emphasis">Problem: Cannot log in</text:span></text:p>
      <text:list text:style-name="L110">
        <text:list-item>
          <text:p text:style-name="P221">Verify username and password are correct </text:p>
        </text:list-item>
        <text:list-item>
          <text:p text:style-name="P221">Check caps lock is off </text:p>
        </text:list-item>
        <text:list-item>
          <text:p text:style-name="P221">Try resetting password with administrator </text:p>
        </text:list-item>
        <text:list-item>
          <text:p text:style-name="P221">Clear browser cache and cookies </text:p>
        </text:list-item>
        <text:list-item>
          <text:p text:style-name="P222">Try different browser </text:p>
        </text:list-item>
      </text:list>
      <text:p text:style-name="Text_20_body"><text:span text:style-name="Strong_20_Emphasis">Problem: Session keeps expiring</text:span></text:p>
      <text:list text:style-name="L111">
        <text:list-item>
          <text:p text:style-name="P223">Ensure "Remember me" is checked at login </text:p>
        </text:list-item>
        <text:list-item>
          <text:p text:style-name="P223">Check browser allows cookies </text:p>
        </text:list-item>
        <text:list-item>
          <text:p text:style-name="P224">Session duration set by administrator (default: 1 week) </text:p>
        </text:list-item>
      </text:list>
      <text:h text:style-name="Heading_20_3" text:outline-level="3"/>
      <text:h text:style-name="P35" text:outline-level="3">Barcode Scanning Issues</text:h>
      <text:p text:style-name="Text_20_body"><text:span text:style-name="Strong_20_Emphasis">Problem: Camera won't start</text:span></text:p>
      <text:list text:style-name="L112">
        <text:list-item>
          <text:p text:style-name="P225">Check browser permissions for camera access </text:p>
        </text:list-item>
        <text:list-item>
          <text:p text:style-name="P225">Allow ShowWise to use camera </text:p>
        </text:list-item>
        <text:list-item>
          <text:p text:style-name="P225">Try different browser (Chrome recommended) </text:p>
        </text:list-item>
        <text:list-item>
          <text:p text:style-name="P226">Ensure camera not in use by other application </text:p>
        </text:list-item>
      </text:list>
      <text:p text:style-name="Text_20_body"><text:span text:style-name="Strong_20_Emphasis">Problem: Barcode not detecting</text:span></text:p>
      <text:list text:style-name="L113">
        <text:list-item>
          <text:p text:style-name="P227">Ensure adequate lighting </text:p>
        </text:list-item>
        <text:list-item>
          <text:p text:style-name="P227">Hold barcode flat and steady </text:p>
        </text:list-item>
        <text:list-item>
          <text:p text:style-name="P227">Try different distance from camera </text:p>
        </text:list-item>
        <text:list-item>
          <text:p text:style-name="P227">Clean camera lens </text:p>
        </text:list-item>
        <text:list-item>
          <text:p text:style-name="P228">Use manual entry as backup </text:p>
        </text:list-item>
      </text:list>
      <text:p text:style-name="Text_20_body"><text:span text:style-name="Strong_20_Emphasis">Problem: Wrong equipment showing</text:span></text:p>
      <text:list text:style-name="L114">
        <text:list-item>
          <text:p text:style-name="P229">Verify barcode is correct </text:p>
        </text:list-item>
        <text:list-item>
          <text:p text:style-name="P229">Check for damaged or unclear barcode </text:p>
        </text:list-item>
        <text:list-item>
          <text:p text:style-name="P229">Manual lookup by name if needed </text:p>
        </text:list-item>
        <text:list-item>
          <text:p text:style-name="P230">Report issue to administrator </text:p>
        </text:list-item>
      </text:list>
      <text:h text:style-name="Heading_20_3" text:outline-level="3">Equipment Issues</text:h>
      <text:p text:style-name="Text_20_body"><text:span text:style-name="Strong_20_Emphasis">Problem: Equipment not found</text:span></text:p>
      <text:list text:style-name="L115">
        <text:list-item>
          <text:p text:style-name="P231">Check spelling in search </text:p>
        </text:list-item>
        <text:list-item>
          <text:p text:style-name="P231">Try searching by barcode </text:p>
        </text:list-item>
        <text:list-item>
          <text:p text:style-name="P231">Verify equipment exists in database </text:p>
        </text:list-item>
        <text:list-item>
          <text:p text:style-name="P232">Contact administrator if missing </text:p>
        </text:list-item>
      </text:list>
      <text:p text:style-name="Text_20_body"><text:span text:style-name="Strong_20_Emphasis">Problem: Quantity warnings</text:span></text:p>
      <text:list text:style-name="L116">
        <text:list-item>
          <text:p text:style-name="P233">Shows when requesting more than available </text:p>
        </text:list-item>
        <text:list-item>
          <text:p text:style-name="P233">Check already allocated quantities </text:p>
        </text:list-item>
        <text:list-item>
          <text:p text:style-name="P233">Can override if necessary </text:p>
        </text:list-item>
        <text:list-item>
          <text:p text:style-name="P234">Contact administrator about purchasing more </text:p>
        </text:list-item>
      </text:list>
      <text:h text:style-name="Heading_20_3" text:outline-level="3"/>
      <text:h text:style-name="P35" text:outline-level="3">Pick List Issues</text:h>
      <text:p text:style-name="Text_20_body"><text:span text:style-name="Strong_20_Emphasis">Problem: Cannot add equipment</text:span></text:p>
      <text:list text:style-name="L117">
        <text:list-item>
          <text:p text:style-name="P235">Verify equipment exists in database </text:p>
        </text:list-item>
        <text:list-item>
          <text:p text:style-name="P235">Check you have correct permissions </text:p>
        </text:list-item>
        <text:list-item>
          <text:p text:style-name="P235">Try refreshing page </text:p>
        </text:list-item>
        <text:list-item>
          <text:p text:style-name="P236">Clear browser cache </text:p>
        </text:list-item>
      </text:list>
      <text:p text:style-name="Text_20_body"><text:span text:style-name="Strong_20_Emphasis">Problem: Checkmarks not saving</text:span></text:p>
      <text:list text:style-name="L118">
        <text:list-item>
          <text:p text:style-name="P237">Ensure stable internet connection </text:p>
        </text:list-item>
        <text:list-item>
          <text:p text:style-name="P237">Try refreshing page </text:p>
        </text:list-item>
        <text:list-item>
          <text:p text:style-name="P237">Check browser console for errors </text:p>
        </text:list-item>
        <text:list-item>
          <text:p text:style-name="P238">Report to administrator if persists </text:p>
        </text:list-item>
      </text:list>
      <text:h text:style-name="Heading_20_3" text:outline-level="3">Event Issues</text:h>
      <text:p text:style-name="Text_20_body"><text:span text:style-name="Strong_20_Emphasis">Problem: Cannot create events</text:span></text:p>
      <text:list text:style-name="L119">
        <text:list-item>
          <text:p text:style-name="P239">Only administrators can create events </text:p>
        </text:list-item>
        <text:list-item>
          <text:p text:style-name="P239">Verify you have admin privileges </text:p>
        </text:list-item>
        <text:list-item>
          <text:p text:style-name="P239">Check all required fields filled </text:p>
        </text:list-item>
        <text:list-item>
          <text:p text:style-name="P240">Try different browser </text:p>
        </text:list-item>
      </text:list>
      <text:p text:style-name="Text_20_body"><text:span text:style-name="Strong_20_Emphasis">Problem: Crew not receiving notifications</text:span></text:p>
      <text:list text:style-name="L120">
        <text:list-item>
          <text:p text:style-name="P241">Verify crew member has email in profile </text:p>
        </text:list-item>
        <text:list-item>
          <text:p text:style-name="P241">Check spam/junk folders </text:p>
        </text:list-item>
        <text:list-item>
          <text:p text:style-name="P241">Confirm mail settings configured by admin </text:p>
        </text:list-item>
        <text:list-item>
          <text:p text:style-name="P242">Test with your own email </text:p>
        </text:list-item>
      </text:list>
      <text:h text:style-name="Heading_20_3" text:outline-level="3">Discord Integration Issues</text:h>
      <text:p text:style-name="Text_20_body"><text:span text:style-name="Strong_20_Emphasis">Problem: Cannot link Discord account</text:span></text:p>
      <text:list text:style-name="L121">
        <text:list-item>
          <text:p text:style-name="P243">Verify Discord credentials correct </text:p>
        </text:list-item>
        <text:list-item>
          <text:p text:style-name="P243">Check ShowWise username/password correct </text:p>
        </text:list-item>
        <text:list-item>
          <text:p text:style-name="P243">Try <text:span text:style-name="Source_20_Text">/help</text:span> command in Discord </text:p>
        </text:list-item>
        <text:list-item>
          <text:p text:style-name="P244">Contact administrator for bot status </text:p>
        </text:list-item>
      </text:list>
      <text:p text:style-name="Text_20_body"><text:span text:style-name="Strong_20_Emphasis">Problem: Not receiving Discord notifications</text:span></text:p>
      <text:list text:style-name="L122">
        <text:list-item>
          <text:p text:style-name="P245">Verify account is linked </text:p>
        </text:list-item>
        <text:list-item>
          <text:p text:style-name="P245">Check Discord notification settings </text:p>
        </text:list-item>
        <text:list-item>
          <text:p text:style-name="P245">Ensure not blocking ShowWise bot </text:p>
        </text:list-item>
        <text:list-item>
          <text:p text:style-name="P246">Test by assigning yourself to event </text:p>
        </text:list-item>
      </text:list>
      <text:h text:style-name="Heading_20_3" text:outline-level="3"/>
      <text:h text:style-name="P35" text:outline-level="3">PDF Export Issues</text:h>
      <text:p text:style-name="Text_20_body"><text:span text:style-name="Strong_20_Emphasis">Problem: PDF not generating</text:span></text:p>
      <text:list text:style-name="L123">
        <text:list-item>
          <text:p text:style-name="P247">Check browser allows downloads </text:p>
        </text:list-item>
        <text:list-item>
          <text:p text:style-name="P247">Try different browser </text:p>
        </text:list-item>
        <text:list-item>
          <text:p text:style-name="P247">Verify event has content to export </text:p>
        </text:list-item>
        <text:list-item>
          <text:p text:style-name="P248">Report to administrator if persists </text:p>
        </text:list-item>
      </text:list>
      <text:p text:style-name="Text_20_body"><text:span text:style-name="Strong_20_Emphasis">Problem: Missing content in PDF</text:span></text:p>
      <text:list text:style-name="L124">
        <text:list-item>
          <text:p text:style-name="P249">Stage plans only included if images </text:p>
        </text:list-item>
        <text:list-item>
          <text:p text:style-name="P249">Schedule items must be saved </text:p>
        </text:list-item>
        <text:list-item>
          <text:p text:style-name="P249">Notes must be submitted </text:p>
        </text:list-item>
        <text:list-item>
          <text:p text:style-name="P250">Refresh and try again </text:p>
        </text:list-item>
      </text:list>
      <text:h text:style-name="Heading_20_3" text:outline-level="3">General Issues</text:h>
      <text:p text:style-name="Text_20_body"><text:span text:style-name="Strong_20_Emphasis">Problem: Page not loading</text:span></text:p>
      <text:list text:style-name="L125">
        <text:list-item>
          <text:p text:style-name="P251">Check internet connection </text:p>
        </text:list-item>
        <text:list-item>
          <text:p text:style-name="P251">Try refreshing page (F5 or Cmd+R) </text:p>
        </text:list-item>
        <text:list-item>
          <text:p text:style-name="P251">Clear browser cache </text:p>
        </text:list-item>
        <text:list-item>
          <text:p text:style-name="P251">Try different browser </text:p>
        </text:list-item>
        <text:list-item>
          <text:p text:style-name="P252">Contact administrator if site is down </text:p>
        </text:list-item>
      </text:list>
      <text:p text:style-name="Text_20_body"><text:span text:style-name="Strong_20_Emphasis">Problem: Feature not working</text:span></text:p>
      <text:list text:style-name="L126">
        <text:list-item>
          <text:p text:style-name="P253">Verify you have correct permissions </text:p>
        </text:list-item>
        <text:list-item>
          <text:p text:style-name="P253">Check browser is up to date </text:p>
        </text:list-item>
        <text:list-item>
          <text:p text:style-name="P253">Try logging out and back in </text:p>
        </text:list-item>
        <text:list-item>
          <text:p text:style-name="P253">Clear cache and cookies </text:p>
        </text:list-item>
        <text:list-item>
          <text:p text:style-name="P254">Report specific error to administrator </text:p>
        </text:list-item>
      </text:list>
      <text:p text:style-name="Text_20_body"><text:span text:style-name="Strong_20_Emphasis">Problem: Lost data</text:span></text:p>
      <text:list text:style-name="L127">
        <text:list-item>
          <text:p text:style-name="P255">Administrator can restore from backup </text:p>
        </text:list-item>
        <text:list-item>
          <text:p text:style-name="P255">Check if in different filter/view </text:p>
        </text:list-item>
        <text:list-item>
          <text:p text:style-name="P255">Verify event or item not deleted </text:p>
        </text:list-item>
        <text:list-item>
          <text:p text:style-name="P256">Contact administrator immediately </text:p>
        </text:list-item>
      </text:list>
      <text:h text:style-name="Heading_20_3" text:outline-level="3"/>
      <text:h text:style-name="P35" text:outline-level="3">Getting Help</text:h>
      <text:p text:style-name="Text_20_body"><text:span text:style-name="Strong_20_Emphasis">For Users:</text:span></text:p>
      <text:list text:style-name="L128">
        <text:list-item>
          <text:p text:style-name="P257">Contact your system administrator </text:p>
        </text:list-item>
        <text:list-item>
          <text:p text:style-name="P257">Check this documentation </text:p>
        </text:list-item>
        <text:list-item>
          <text:p text:style-name="P257">Try troubleshooting steps above </text:p>
        </text:list-item>
        <text:list-item>
          <text:p text:style-name="P258">Report bugs to bugs@sfx-crew.com </text:p>
        </text:list-item>
      </text:list>
      <text:p text:style-name="Text_20_body"><text:span text:style-name="Strong_20_Emphasis">For Administrators:</text:span></text:p>
      <text:list text:style-name="L129">
        <text:list-item>
          <text:p text:style-name="P259">Check server logs </text:p>
        </text:list-item>
        <text:list-item>
          <text:p text:style-name="P259">Verify database backups </text:p>
        </text:list-item>
        <text:list-item>
          <text:p text:style-name="P259">Review admin panel for errors </text:p>
        </text:list-item>
        <text:list-item>
          <text:p text:style-name="P259">Check mail server configuration </text:p>
        </text:list-item>
        <text:list-item>
          <text:p text:style-name="P259">Review Discord bot status </text:p>
        </text:list-item>
        <text:list-item>
          <text:p text:style-name="P260">Contact support if needed </text:p>
        </text:list-item>
      </text:list>
      <text:p text:style-name="Horizontal_20_Line"/>
      <text:h text:style-name="Heading_20_2" text:outline-level="2">Best Practices</text:h>
      <text:h text:style-name="Heading_20_3" text:outline-level="3">Equipment Management</text:h>
      <text:list text:style-name="L130">
        <text:list-item>
          <text:p text:style-name="P261">Use consistent naming conventions </text:p>
        </text:list-item>
        <text:list-item>
          <text:p text:style-name="P261">Include detailed location information </text:p>
        </text:list-item>
        <text:list-item>
          <text:p text:style-name="P261">Update quantities when equipment purchased </text:p>
        </text:list-item>
        <text:list-item>
          <text:p text:style-name="P261">Generate barcodes for all equipment </text:p>
        </text:list-item>
        <text:list-item>
          <text:p text:style-name="P261">Regular audits of equipment database </text:p>
        </text:list-item>
        <text:list-item>
          <text:p text:style-name="P262">Keep notes field updated with condition info </text:p>
        </text:list-item>
      </text:list>
      <text:h text:style-name="Heading_20_3" text:outline-level="3">Event Planning</text:h>
      <text:list text:style-name="L131">
        <text:list-item>
          <text:p text:style-name="P263">Create events well in advance </text:p>
        </text:list-item>
        <text:list-item>
          <text:p text:style-name="P263">Assign crew as early as possible </text:p>
        </text:list-item>
        <text:list-item>
          <text:p text:style-name="P263">Keep event descriptions detailed </text:p>
        </text:list-item>
        <text:list-item>
          <text:p text:style-name="P263">Use schedule feature for timeline </text:p>
        </text:list-item>
        <text:list-item>
          <text:p text:style-name="P263">Add notes for important information </text:p>
        </text:list-item>
        <text:list-item>
          <text:p text:style-name="P264">Export PDF before event for reference </text:p>
        </text:list-item>
      </text:list>
      <text:h text:style-name="Heading_20_3" text:outline-level="3">Pick Lists</text:h>
      <text:list text:style-name="L132">
        <text:list-item>
          <text:p text:style-name="P265">Create event-specific pick lists </text:p>
        </text:list-item>
        <text:list-item>
          <text:p text:style-name="P265">Link to equipment database when possible </text:p>
        </text:list-item>
        <text:list-item>
          <text:p text:style-name="P265">Add quantity information </text:p>
        </text:list-item>
        <text:list-item>
          <text:p text:style-name="P265">Update as items gathered </text:p>
        </text:list-item>
        <text:list-item>
          <text:p text:style-name="P265">Review before event </text:p>
        </text:list-item>
        <text:list-item>
          <text:p text:style-name="P266">Archive completed lists </text:p>
        </text:list-item>
      </text:list>
      <text:h text:style-name="Heading_20_3" text:outline-level="3"><text:soft-page-break/>Crew Coordination</text:h>
      <text:list text:style-name="L133">
        <text:list-item>
          <text:p text:style-name="P267">Keep contact information updated </text:p>
        </text:list-item>
        <text:list-item>
          <text:p text:style-name="P267">Respond to event assignments promptly </text:p>
        </text:list-item>
        <text:list-item>
          <text:p text:style-name="P267">Check Discord for updates </text:p>
        </text:list-item>
        <text:list-item>
          <text:p text:style-name="P267">Complete pre-event checklists </text:p>
        </text:list-item>
        <text:list-item>
          <text:p text:style-name="P267">Update personal to-do lists </text:p>
        </text:list-item>
        <text:list-item>
          <text:p text:style-name="P268">Communicate availability issues </text:p>
        </text:list-item>
      </text:list>
      <text:h text:style-name="Heading_20_3" text:outline-level="3">Data Management</text:h>
      <text:list text:style-name="L134">
        <text:list-item>
          <text:p text:style-name="P269">Regular database backups </text:p>
        </text:list-item>
        <text:list-item>
          <text:p text:style-name="P269">Document system changes </text:p>
        </text:list-item>
        <text:list-item>
          <text:p text:style-name="P269">Keep user list current </text:p>
        </text:list-item>
        <text:list-item>
          <text:p text:style-name="P269">Remove outdated equipment </text:p>
        </text:list-item>
        <text:list-item>
          <text:p text:style-name="P269">Archive old events periodically </text:p>
        </text:list-item>
        <text:list-item>
          <text:p text:style-name="P270">Export data before major changes </text:p>
        </text:list-item>
      </text:list>
      <text:p text:style-name="Horizontal_20_Line"/>
      <text:h text:style-name="Heading_20_2" text:outline-level="2">Appendix</text:h>
      <text:h text:style-name="Heading_20_3" text:outline-level="3">Keyboard Shortcuts</text:h>
      <text:p text:style-name="Text_20_body"><text:span text:style-name="Strong_20_Emphasis">General:</text:span></text:p>
      <text:list text:style-name="L135">
        <text:list-item>
          <text:p text:style-name="P271"><text:span text:style-name="Source_20_Text">Ctrl/Cmd + K</text:span> - Focus search bar </text:p>
        </text:list-item>
        <text:list-item>
          <text:p text:style-name="P272"><text:span text:style-name="Source_20_Text">Esc</text:span> - Close modal dialogs </text:p>
        </text:list-item>
      </text:list>
      <text:p text:style-name="Text_20_body"><text:span text:style-name="Strong_20_Emphasis">Equipment:</text:span></text:p>
      <text:list text:style-name="L136">
        <text:list-item>
          <text:p text:style-name="P273">Enter in barcode field - Submit lookup </text:p>
        </text:list-item>
        <text:list-item>
          <text:p text:style-name="P274">Tab - Navigate between fields </text:p>
        </text:list-item>
      </text:list>
      <text:p text:style-name="Text_20_body"><text:span text:style-name="Strong_20_Emphasis">Forms:</text:span></text:p>
      <text:list text:style-name="L137">
        <text:list-item>
          <text:p text:style-name="P275">Enter - Submit form (when in text field) </text:p>
        </text:list-item>
        <text:list-item>
          <text:p text:style-name="P276">Esc - Cancel/close form </text:p>
        </text:list-item>
      </text:list>
      <text:h text:style-name="Heading_20_3" text:outline-level="3">File Size Limits</text:h>
      <text:list text:style-name="L138">
        <text:list-item>
          <text:p text:style-name="P277">Stage plans: 16MB maximum </text:p>
        </text:list-item>
        <text:list-item>
          <text:p text:style-name="P277">CSV imports: No specified limit </text:p>
        </text:list-item>
        <text:list-item>
          <text:p text:style-name="P278">Database backups: Based on database size </text:p>
        </text:list-item>
      </text:list>
      <text:h text:style-name="Heading_20_3" text:outline-level="3">Supported Browsers</text:h>
      <text:p text:style-name="Text_20_body"><text:span text:style-name="Strong_20_Emphasis">Fully Supported:</text:span></text:p>
      <text:list text:style-name="L139">
        <text:list-item>
          <text:p text:style-name="P279">Google Chrome (latest) </text:p>
        </text:list-item>
        <text:list-item>
          <text:p text:style-name="P279">Mozilla Firefox (latest) </text:p>
        </text:list-item>
        <text:list-item>
          <text:p text:style-name="P279">Apple Safari (latest) </text:p>
        </text:list-item>
        <text:list-item>
          <text:p text:style-name="P280">Microsoft Edge (latest) </text:p>
        </text:list-item>
      </text:list>
      <text:p text:style-name="Text_20_body"><text:soft-page-break/><text:span text:style-name="Strong_20_Emphasis">Mobile Browsers:</text:span></text:p>
      <text:list text:style-name="L140">
        <text:list-item>
          <text:p text:style-name="P281">Chrome Mobile </text:p>
        </text:list-item>
        <text:list-item>
          <text:p text:style-name="P281">Safari iOS </text:p>
        </text:list-item>
        <text:list-item>
          <text:p text:style-name="P281">Firefox Mobile </text:p>
        </text:list-item>
        <text:list-item>
          <text:p text:style-name="P282">Samsung Internet </text:p>
        </text:list-item>
      </text:list>
      <text:h text:style-name="Heading_20_3" text:outline-level="3">Barcode Standards</text:h>
      <text:list text:style-name="L141">
        <text:list-item>
          <text:p text:style-name="P283">Code 128 (primary) </text:p>
        </text:list-item>
        <text:list-item>
          <text:p text:style-name="P283">QR Codes (supported) </text:p>
        </text:list-item>
        <text:list-item>
          <text:p text:style-name="P284">Other linear barcodes (may work) </text:p>
        </text:list-item>
      </text:list>
      <text:h text:style-name="Heading_20_3" text:outline-level="3">Date Formats</text:h>
      <text:list text:style-name="L142">
        <text:list-item>
          <text:p text:style-name="P285">Display: "Month DD, YYYY at HH:MM AM/PM" </text:p>
        </text:list-item>
        <text:list-item>
          <text:p text:style-name="P285">Input: System uses local timezone </text:p>
        </text:list-item>
        <text:list-item>
          <text:p text:style-name="P286">CSV: YYYY-MM-DD recommended </text:p>
        </text:list-item>
      </text:list>
      <text:h text:style-name="Heading_20_3" text:outline-level="3">Time Zones</text:h>
      <text:list text:style-name="L143">
        <text:list-item>
          <text:p text:style-name="P287">System uses UTC internally </text:p>
        </text:list-item>
        <text:list-item>
          <text:p text:style-name="P287">Displays in user's local timezone </text:p>
        </text:list-item>
        <text:list-item>
          <text:p text:style-name="P287">Calendar sync: Australia/Sydney default </text:p>
        </text:list-item>
        <text:list-item>
          <text:p text:style-name="P288">Adjusts for daylight saving automatically </text:p>
        </text:list-item>
      </text:list>
      <text:p text:style-name="Horizontal_20_Line"/>
      <text:h text:style-name="Heading_20_2" text:outline-level="2">Glossary</text:h>
      <text:p text:style-name="Text_20_body"><text:span text:style-name="Strong_20_Emphasis">Admin</text:span>: User with full system privileges <text:span text:style-name="Strong_20_Emphasis">Barcode</text:span>: Machine-readable identifier for equipment <text:span text:style-name="Strong_20_Emphasis">Cast</text:span>: Performers in a production <text:span text:style-name="Strong_20_Emphasis">Crew</text:span>: Technical and support staff <text:span text:style-name="Strong_20_Emphasis">Equipment</text:span>: Physical items tracked in system <text:span text:style-name="Strong_20_Emphasis">Event</text:span>: Scheduled production or activity <text:span text:style-name="Strong_20_Emphasis">Hired Equipment</text:span>: Rented/borrowed items <text:span text:style-name="Strong_20_Emphasis">iCal</text:span>: Calendar subscription format <text:span text:style-name="Strong_20_Emphasis">Pick List</text:span>: Checklist of items to gather <text:span text:style-name="Strong_20_Emphasis">Run List</text:span>: Sequential list of cues or scenes <text:span text:style-name="Strong_20_Emphasis">SheetDB</text:span>: Service connecting Google Sheets to apps <text:span text:style-name="Strong_20_Emphasis">Stage Plan</text:span>: Diagram or layout of performance space <text:span text:style-name="Strong_20_Emphasis">User Role</text:span>: Permission level for user account</text:p>
      <text:p text:style-name="Horizontal_20_Line"/>
      <text:h text:style-name="Heading_20_2" text:outline-level="2">Support and Contact</text:h>
      <text:p text:style-name="Text_20_body"><text:span text:style-name="Strong_20_Emphasis">Bug Reports:</text:span> bugs@sfx-crew.com</text:p>
      <text:p text:style-name="Text_20_body"><text:span text:style-name="Strong_20_Emphasis">Feature Requests:</text:span> Contact your system administrator</text:p>
      <text:p text:style-name="Text_20_body"><text:span text:style-name="Strong_20_Emphasis">Documentation Updates:</text:span> This documentation current as of version 1.0</text:p>
      <text:p text:style-name="Horizontal_20_Line"/>
      <text:p text:style-name="Text_20_body"><text:span text:style-name="Emphasis">End of Documentation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9:44:44.231284449</meta:creation-date>
    <dc:date>2025-10-30T13:47:55.602728672</dc:date>
    <meta:editing-duration>PT9M43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29" meta:paragraph-count="938" meta:word-count="4475" meta:character-count="26827" meta:non-whitespace-character-count="23292"/>
  </office:meta>
</office:document-meta>
</file>